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8.695cm" fo:margin-left="0cm" fo:margin-top="0cm" fo:margin-bottom="0cm" table:align="left" style:writing-mode="lr-tb"/>
    </style:style>
    <style:style style:name="Tableau1.A" style:family="table-column">
      <style:table-column-properties style:column-width="2.439cm"/>
    </style:style>
    <style:style style:name="Tableau1.B" style:family="table-column">
      <style:table-column-properties style:column-width="10.836cm"/>
    </style:style>
    <style:style style:name="Tableau1.C" style:family="table-column">
      <style:table-column-properties style:column-width="5.42cm"/>
    </style:style>
    <style:style style:name="Tableau1.1" style:family="table-row">
      <style:table-row-properties style:min-row-height="0.748cm" fo:keep-together="auto"/>
    </style:style>
    <style:style style:name="Tableau1.A1" style:family="table-cell">
      <style:table-cell-properties fo:padding-left="0.009cm" fo:padding-right="0.009cm" fo:padding-top="0cm" fo:padding-bottom="0cm" fo:border="0.5pt solid #000000"/>
    </style:style>
    <style:style style:name="Tableau2" style:family="table">
      <style:table-properties style:width="18.695cm" fo:margin-left="0cm" fo:margin-top="0cm" fo:margin-bottom="0cm" table:align="left" style:writing-mode="lr-tb"/>
    </style:style>
    <style:style style:name="Tableau2.A" style:family="table-column">
      <style:table-column-properties style:column-width="2.439cm"/>
    </style:style>
    <style:style style:name="Tableau2.B" style:family="table-column">
      <style:table-column-properties style:column-width="10.836cm"/>
    </style:style>
    <style:style style:name="Tableau2.C" style:family="table-column">
      <style:table-column-properties style:column-width="5.42cm"/>
    </style:style>
    <style:style style:name="Tableau2.1" style:family="table-row">
      <style:table-row-properties style:min-row-height="0.748cm" fo:keep-together="auto"/>
    </style:style>
    <style:style style:name="Tableau2.A1" style:family="table-cell">
      <style:table-cell-properties fo:padding-left="0.009cm" fo:padding-right="0.009cm" fo:padding-top="0cm" fo:padding-bottom="0cm" fo:border="0.5pt solid #000000"/>
    </style:style>
    <style:style style:name="Tableau3" style:family="table">
      <style:table-properties style:width="18.695cm" fo:margin-left="0cm" fo:margin-top="0cm" fo:margin-bottom="0cm" table:align="left" style:writing-mode="lr-tb"/>
    </style:style>
    <style:style style:name="Tableau3.A" style:family="table-column">
      <style:table-column-properties style:column-width="2.439cm"/>
    </style:style>
    <style:style style:name="Tableau3.B" style:family="table-column">
      <style:table-column-properties style:column-width="10.836cm"/>
    </style:style>
    <style:style style:name="Tableau3.C" style:family="table-column">
      <style:table-column-properties style:column-width="5.42cm"/>
    </style:style>
    <style:style style:name="Tableau3.1" style:family="table-row">
      <style:table-row-properties style:min-row-height="0.748cm" fo:keep-together="auto"/>
    </style:style>
    <style:style style:name="Tableau3.A1" style:family="table-cell">
      <style:table-cell-properties fo:padding-left="0.009cm" fo:padding-right="0.009cm" fo:padding-top="0cm" fo:padding-bottom="0cm" fo:border="0.5pt solid #000000"/>
    </style:style>
    <style:style style:name="Tableau4" style:family="table">
      <style:table-properties style:width="18.695cm" fo:margin-left="0cm" fo:margin-top="0cm" fo:margin-bottom="0cm" table:align="left" style:writing-mode="lr-tb"/>
    </style:style>
    <style:style style:name="Tableau4.A" style:family="table-column">
      <style:table-column-properties style:column-width="2.439cm"/>
    </style:style>
    <style:style style:name="Tableau4.B" style:family="table-column">
      <style:table-column-properties style:column-width="10.836cm"/>
    </style:style>
    <style:style style:name="Tableau4.C" style:family="table-column">
      <style:table-column-properties style:column-width="5.42cm"/>
    </style:style>
    <style:style style:name="Tableau4.1" style:family="table-row">
      <style:table-row-properties style:min-row-height="0.748cm" fo:keep-together="auto"/>
    </style:style>
    <style:style style:name="Tableau4.A1" style:family="table-cell">
      <style:table-cell-properties fo:padding-left="0.009cm" fo:padding-right="0.009cm" fo:padding-top="0cm" fo:padding-bottom="0cm" fo:border="0.5pt solid #000000"/>
    </style:style>
    <style:style style:name="P1" style:family="paragraph" style:parent-style-name="Frame_20_contents">
      <style:paragraph-properties fo:margin-left="0.035cm" fo:margin-right="0cm" fo:margin-top="0.035cm" fo:margin-bottom="0cm" loext:contextual-spacing="false" fo:text-align="start" style:justify-single-word="false" fo:text-indent="0cm" style:auto-text-indent="false"/>
    </style:style>
    <style:style style:name="P2" style:family="paragraph" style:parent-style-name="Heading_20_1" style:list-style-name="WWNum1">
      <style:paragraph-properties fo:margin-left="1.917cm" fo:margin-right="0cm" fo:margin-top="0.159cm" fo:margin-bottom="0cm" loext:contextual-spacing="false" fo:line-height="100%" fo:text-align="start" style:justify-single-word="false" fo:text-indent="-0.48cm" style:auto-text-indent="false">
        <style:tab-stops>
          <style:tab-stop style:position="1.919cm"/>
        </style:tab-stops>
      </style:paragraph-properties>
    </style:style>
    <style:style style:name="P3" style:family="paragraph" style:parent-style-name="Heading_20_1" style:list-style-name="WWNum1">
      <style:paragraph-properties fo:margin-left="1.917cm" fo:margin-right="0cm" fo:margin-top="0cm" fo:margin-bottom="0cm" loext:contextual-spacing="false" fo:line-height="100%" fo:text-align="start" style:justify-single-word="false" fo:text-indent="-0.48cm" style:auto-text-indent="false">
        <style:tab-stops>
          <style:tab-stop style:position="1.919cm"/>
        </style:tab-stops>
      </style:paragraph-properties>
    </style:style>
    <style:style style:name="P4" style:family="paragraph" style:parent-style-name="Heading_20_1" style:list-style-name="WWNum1">
      <style:paragraph-properties fo:margin-left="1.917cm" fo:margin-right="0cm" fo:margin-top="0.002cm" fo:margin-bottom="0cm" loext:contextual-spacing="false" fo:line-height="100%" fo:text-align="start" style:justify-single-word="false" fo:text-indent="-0.48cm" style:auto-text-indent="false">
        <style:tab-stops>
          <style:tab-stop style:position="1.919cm"/>
        </style:tab-stops>
      </style:paragraph-properties>
    </style:style>
    <style:style style:name="P5" style:family="paragraph" style:parent-style-name="Heading_20_2" style:list-style-name="WWNum1">
      <style:paragraph-properties fo:margin-left="2.18cm" fo:margin-right="0cm" fo:margin-top="0cm" fo:margin-bottom="0cm" loext:contextual-spacing="false" fo:line-height="100%" fo:text-align="start" style:justify-single-word="false" fo:text-indent="-0.743cm" style:auto-text-indent="false">
        <style:tab-stops>
          <style:tab-stop style:position="2.182cm"/>
        </style:tab-stops>
      </style:paragraph-properties>
    </style:style>
    <style:style style:name="P6" style:family="paragraph" style:parent-style-name="Heading_20_2" style:list-style-name="WWNum3">
      <style:paragraph-properties fo:margin-left="2.18cm" fo:margin-right="0cm" fo:margin-top="0cm" fo:margin-bottom="0cm" loext:contextual-spacing="false" fo:line-height="100%" fo:text-align="start" style:justify-single-word="false" fo:text-indent="-0.743cm" style:auto-text-indent="false">
        <style:tab-stops>
          <style:tab-stop style:position="2.182cm"/>
        </style:tab-stops>
      </style:paragraph-properties>
    </style:style>
    <style:style style:name="P7" style:family="paragraph" style:parent-style-name="Heading_20_2" style:list-style-name="WWNum1">
      <style:paragraph-properties fo:margin-left="2.18cm" fo:margin-right="0cm" fo:margin-top="0cm" fo:margin-bottom="0cm" loext:contextual-spacing="false" fo:line-height="0.483cm" fo:text-align="start" style:justify-single-word="false" fo:text-indent="-0.743cm" style:auto-text-indent="false">
        <style:tab-stops>
          <style:tab-stop style:position="2.182cm"/>
        </style:tab-stops>
      </style:paragraph-properties>
    </style:style>
    <style:style style:name="P8" style:family="paragraph" style:parent-style-name="Heading_20_2" style:list-style-name="WWNum1">
      <style:paragraph-properties fo:margin-left="2.18cm" fo:margin-right="0cm" fo:margin-top="0.002cm" fo:margin-bottom="0cm" loext:contextual-spacing="false" fo:line-height="100%" fo:text-align="start" style:justify-single-word="false" fo:text-indent="-0.743cm" style:auto-text-indent="false">
        <style:tab-stops>
          <style:tab-stop style:position="2.182cm"/>
        </style:tab-stops>
      </style:paragraph-properties>
    </style:style>
    <style:style style:name="P9" style:family="paragraph" style:parent-style-name="Heading_20_2" style:list-style-name="WWNum1">
      <style:paragraph-properties fo:margin-left="2.18cm" fo:margin-right="0cm" fo:margin-top="0.159cm" fo:margin-bottom="0cm" loext:contextual-spacing="false" fo:line-height="100%" fo:text-align="start" style:justify-single-word="false" fo:text-indent="-0.743cm" style:auto-text-indent="false">
        <style:tab-stops>
          <style:tab-stop style:position="2.182cm"/>
        </style:tab-stops>
      </style:paragraph-properties>
    </style:style>
    <style:style style:name="P10" style:family="paragraph" style:parent-style-name="Heading_20_2" style:list-style-name="WWNum2">
      <style:paragraph-properties fo:margin-left="2.074cm" fo:margin-right="0cm" fo:margin-top="0cm" fo:margin-bottom="0cm" loext:contextual-spacing="false" fo:line-height="0.483cm" fo:text-align="start" style:justify-single-word="false" fo:text-indent="-0.637cm" style:auto-text-indent="false">
        <style:tab-stops>
          <style:tab-stop style:position="2.076cm"/>
        </style:tab-stops>
      </style:paragraph-properties>
    </style:style>
    <style:style style:name="P11" style:family="paragraph" style:parent-style-name="List_20_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2.709cm"/>
          <style:tab-stop style:position="2.711cm"/>
        </style:tab-stops>
      </style:paragraph-properties>
    </style:style>
    <style:style style:name="P12" style:family="paragraph" style:parent-style-name="List_20_Paragraph" style:list-style-name="WWNum1">
      <style:paragraph-properties fo:margin-left="2.709cm" fo:margin-right="2.134cm" fo:margin-top="0cm" fo:margin-bottom="0cm" loext:contextual-spacing="false" fo:line-height="100%" fo:text-align="start" style:justify-single-word="false" fo:text-indent="-0.635cm" style:auto-text-indent="false">
        <style:tab-stops>
          <style:tab-stop style:position="2.709cm"/>
          <style:tab-stop style:position="2.711cm"/>
        </style:tab-stops>
      </style:paragraph-properties>
      <style:text-properties officeooo:paragraph-rsid="000afcc3"/>
    </style:style>
    <style:style style:name="P13" style:family="paragraph" style:parent-style-name="List_20_Paragraph">
      <style:paragraph-properties fo:margin-left="2.709cm" fo:margin-right="2.134cm" fo:margin-top="0cm" fo:margin-bottom="0cm" loext:contextual-spacing="false" fo:line-height="100%" fo:text-align="start" style:justify-single-word="false" fo:text-indent="-0.635cm" style:auto-text-indent="false">
        <style:tab-stops>
          <style:tab-stop style:position="2.709cm"/>
          <style:tab-stop style:position="2.711cm"/>
        </style:tab-stops>
      </style:paragraph-properties>
      <style:text-properties officeooo:paragraph-rsid="000afcc3"/>
    </style:style>
    <style:style style:name="P14" style:family="paragraph" style:parent-style-name="List_20_Paragraph">
      <style:paragraph-properties fo:margin-left="2.709cm" fo:margin-right="0cm" fo:margin-top="0cm" fo:margin-bottom="0cm" loext:contextual-spacing="false" fo:line-height="100%" fo:text-align="start" style:justify-single-word="false" fo:text-indent="-0.637cm" style:auto-text-indent="false">
        <style:tab-stops>
          <style:tab-stop style:position="2.709cm"/>
          <style:tab-stop style:position="2.711cm"/>
        </style:tab-stops>
      </style:paragraph-properties>
    </style:style>
    <style:style style:name="P15" style:family="paragraph" style:parent-style-name="List_20_Paragraph" style:list-style-name="WWNum1">
      <style:paragraph-properties fo:margin-left="2.709cm" fo:margin-right="0cm" fo:margin-top="0cm" fo:margin-bottom="0cm" loext:contextual-spacing="false" fo:line-height="100%" fo:text-align="start" style:justify-single-word="false" fo:text-indent="-0.637cm" style:auto-text-indent="false">
        <style:tab-stops>
          <style:tab-stop style:position="2.709cm"/>
          <style:tab-stop style:position="2.711cm"/>
        </style:tab-stops>
      </style:paragraph-properties>
    </style:style>
    <style:style style:name="P16" style:family="paragraph" style:parent-style-name="List_20_Paragraph" style:list-style-name="WWNum1">
      <style:paragraph-properties fo:margin-left="2.709cm" fo:margin-right="0cm" fo:margin-top="0cm" fo:margin-bottom="0cm" loext:contextual-spacing="false" fo:line-height="100%" fo:text-align="start" style:justify-single-word="false" fo:text-indent="-0.637cm" style:auto-text-indent="false">
        <style:tab-stops>
          <style:tab-stop style:position="2.709cm"/>
          <style:tab-stop style:position="2.711cm"/>
        </style:tab-stops>
      </style:paragraph-properties>
      <style:text-properties officeooo:paragraph-rsid="000afcc3"/>
    </style:style>
    <style:style style:name="P17" style:family="paragraph" style:parent-style-name="List_20_Paragraph" style:list-style-name="WWNum1">
      <style:paragraph-properties fo:margin-left="2.709cm" fo:margin-right="0cm" fo:margin-top="0cm" fo:margin-bottom="0cm" loext:contextual-spacing="false" fo:line-height="100%" fo:text-align="start" style:justify-single-word="false" fo:text-indent="-0.637cm" style:auto-text-indent="false">
        <style:tab-stops>
          <style:tab-stop style:position="2.709cm"/>
          <style:tab-stop style:position="2.711cm"/>
        </style:tab-stops>
      </style:paragraph-properties>
      <style:text-properties officeooo:paragraph-rsid="000b698e"/>
    </style:style>
    <style:style style:name="P18" style:family="paragraph" style:parent-style-name="List_20_Paragraph" style:list-style-name="WWNum2">
      <style:paragraph-properties fo:margin-left="2.709cm" fo:margin-right="0cm" fo:margin-top="0cm" fo:margin-bottom="0cm" loext:contextual-spacing="false" fo:line-height="100%" fo:text-align="start" style:justify-single-word="false" fo:text-indent="-0.637cm" style:auto-text-indent="false">
        <style:tab-stops>
          <style:tab-stop style:position="2.709cm"/>
          <style:tab-stop style:position="2.711cm"/>
        </style:tab-stops>
      </style:paragraph-properties>
    </style:style>
    <style:style style:name="P19" style:family="paragraph" style:parent-style-name="List_20_Paragraph" style:list-style-name="WWNum3">
      <style:paragraph-properties fo:margin-left="2.709cm" fo:margin-right="0cm" fo:margin-top="0cm" fo:margin-bottom="0cm" loext:contextual-spacing="false" fo:line-height="100%" fo:text-align="start" style:justify-single-word="false" fo:text-indent="-0.637cm" style:auto-text-indent="false">
        <style:tab-stops>
          <style:tab-stop style:position="2.709cm"/>
          <style:tab-stop style:position="2.711cm"/>
        </style:tab-stops>
      </style:paragraph-properties>
    </style:style>
    <style:style style:name="P20" style:family="paragraph" style:parent-style-name="List_20_Paragraph">
      <style:paragraph-properties fo:margin-left="2.709cm" fo:margin-right="0cm" fo:margin-top="0cm" fo:margin-bottom="0cm" loext:contextual-spacing="false" fo:line-height="100%" fo:text-align="start" style:justify-single-word="false" fo:text-indent="-0.637cm" style:auto-text-indent="false">
        <style:tab-stops>
          <style:tab-stop style:position="2.709cm"/>
          <style:tab-stop style:position="2.711cm"/>
        </style:tab-stops>
      </style:paragraph-properties>
      <style:text-properties officeooo:paragraph-rsid="000afcc3"/>
    </style:style>
    <style:style style:name="P21" style:family="paragraph" style:parent-style-name="List_20_Paragraph" style:list-style-name="WWNum1">
      <style:paragraph-properties fo:margin-left="2.709cm" fo:margin-right="0cm" fo:margin-top="0cm" fo:margin-bottom="0cm" loext:contextual-spacing="false" fo:line-height="100%" fo:text-align="start" style:justify-single-word="false" fo:text-indent="-0.637cm" style:auto-text-indent="false">
        <style:tab-stops>
          <style:tab-stop style:position="2.709cm"/>
          <style:tab-stop style:position="2.711cm"/>
        </style:tab-stops>
      </style:paragraph-properties>
      <style:text-properties officeooo:rsid="000afcc3" officeooo:paragraph-rsid="000afcc3"/>
    </style:style>
    <style:style style:name="P22" style:family="paragraph" style:parent-style-name="List_20_Paragraph" style:list-style-name="WWNum1">
      <style:paragraph-properties fo:margin-left="2.709cm" fo:margin-right="0cm" fo:margin-top="0cm" fo:margin-bottom="0cm" loext:contextual-spacing="false" fo:line-height="100%" fo:text-align="start" style:justify-single-word="false" fo:text-indent="-0.637cm" style:auto-text-indent="false">
        <style:tab-stops>
          <style:tab-stop style:position="2.709cm"/>
          <style:tab-stop style:position="2.711cm"/>
        </style:tab-stops>
      </style:paragraph-properties>
      <style:text-properties style:font-name="Times New Roman" fo:font-size="12pt" fo:language="fr" fo:country="FR" officeooo:rsid="000afcc3" officeooo:paragraph-rsid="000afcc3" style:font-name-asian="Times New Roman1" style:font-size-asian="12pt" style:language-asian="en" style:country-asian="US" style:font-name-complex="Times New Roman1" style:language-complex="ar" style:country-complex="SA"/>
    </style:style>
    <style:style style:name="P23" style:family="paragraph" style:parent-style-name="List_20_Paragraph">
      <style:paragraph-properties fo:margin-left="2.709cm" fo:margin-right="0cm" fo:margin-top="0cm" fo:margin-bottom="0cm" loext:contextual-spacing="false" fo:line-height="100%" fo:text-align="start" style:justify-single-word="false" fo:text-indent="-0.637cm" style:auto-text-indent="false">
        <style:tab-stops>
          <style:tab-stop style:position="2.709cm"/>
          <style:tab-stop style:position="2.711cm"/>
        </style:tab-stops>
      </style:paragraph-properties>
      <style:text-properties officeooo:rsid="000b698e" officeooo:paragraph-rsid="000b698e"/>
    </style:style>
    <style:style style:name="P24" style:family="paragraph" style:parent-style-name="List_20_Paragraph" style:list-style-name="WWNum1">
      <style:paragraph-properties fo:margin-left="2.709cm" fo:margin-right="0cm" fo:margin-top="0cm" fo:margin-bottom="0cm" loext:contextual-spacing="false" fo:line-height="100%" fo:text-align="start" style:justify-single-word="false" fo:text-indent="-0.637cm" style:auto-text-indent="false">
        <style:tab-stops>
          <style:tab-stop style:position="2.709cm"/>
          <style:tab-stop style:position="2.711cm"/>
        </style:tab-stops>
      </style:paragraph-properties>
      <style:text-properties officeooo:rsid="000b698e" officeooo:paragraph-rsid="000b698e"/>
    </style:style>
    <style:style style:name="P25" style:family="paragraph" style:parent-style-name="List_20_Paragraph">
      <style:paragraph-properties fo:margin-left="2.709cm" fo:margin-right="0cm" fo:margin-top="0cm" fo:margin-bottom="0cm" loext:contextual-spacing="false" fo:line-height="100%" fo:text-align="start" style:justify-single-word="false" fo:text-indent="-0.637cm" style:auto-text-indent="false">
        <style:tab-stops>
          <style:tab-stop style:position="2.709cm"/>
          <style:tab-stop style:position="2.711cm"/>
        </style:tab-stops>
      </style:paragraph-properties>
      <style:text-properties officeooo:rsid="000cad3d" officeooo:paragraph-rsid="000cad3d"/>
    </style:style>
    <style:style style:name="P26" style:family="paragraph" style:parent-style-name="List_20_Paragraph" style:list-style-name="WWNum2">
      <style:paragraph-properties fo:margin-left="2.709cm" fo:margin-right="0cm" fo:margin-top="0cm" fo:margin-bottom="0cm" loext:contextual-spacing="false" fo:line-height="100%" fo:text-align="start" style:justify-single-word="false" fo:text-indent="-0.637cm" style:auto-text-indent="false">
        <style:tab-stops>
          <style:tab-stop style:position="2.709cm"/>
          <style:tab-stop style:position="2.711cm"/>
        </style:tab-stops>
      </style:paragraph-properties>
      <style:text-properties officeooo:rsid="000cad3d" officeooo:paragraph-rsid="000cad3d"/>
    </style:style>
    <style:style style:name="P27" style:family="paragraph" style:parent-style-name="List_20_Paragraph" style:list-style-name="WWNum3">
      <style:paragraph-properties fo:margin-left="2.709cm" fo:margin-right="0cm" fo:margin-top="0cm" fo:margin-bottom="0cm" loext:contextual-spacing="false" fo:line-height="100%" fo:text-align="start" style:justify-single-word="false" fo:text-indent="-0.637cm" style:auto-text-indent="false">
        <style:tab-stops>
          <style:tab-stop style:position="2.709cm"/>
          <style:tab-stop style:position="2.711cm"/>
        </style:tab-stops>
      </style:paragraph-properties>
      <style:text-properties officeooo:rsid="000cad3d" officeooo:paragraph-rsid="000cad3d"/>
    </style:style>
    <style:style style:name="P28" style:family="paragraph" style:parent-style-name="List_20_Paragraph">
      <style:paragraph-properties fo:margin-left="2.709cm" fo:margin-right="0cm" fo:margin-top="0.002cm" fo:margin-bottom="0cm" loext:contextual-spacing="false" fo:line-height="100%" fo:text-align="start" style:justify-single-word="false" fo:text-indent="-0.637cm" style:auto-text-indent="false">
        <style:tab-stops>
          <style:tab-stop style:position="2.709cm"/>
          <style:tab-stop style:position="2.711cm"/>
        </style:tab-stops>
      </style:paragraph-properties>
    </style:style>
    <style:style style:name="P29" style:family="paragraph" style:parent-style-name="List_20_Paragraph" style:list-style-name="WWNum1">
      <style:paragraph-properties fo:margin-left="2.709cm" fo:margin-right="0cm" fo:margin-top="0.002cm" fo:margin-bottom="0cm" loext:contextual-spacing="false" fo:line-height="100%" fo:text-align="start" style:justify-single-word="false" fo:text-indent="-0.637cm" style:auto-text-indent="false">
        <style:tab-stops>
          <style:tab-stop style:position="2.709cm"/>
          <style:tab-stop style:position="2.711cm"/>
        </style:tab-stops>
      </style:paragraph-properties>
    </style:style>
    <style:style style:name="P30" style:family="paragraph" style:parent-style-name="List_20_Paragraph" style:list-style-name="WWNum1">
      <style:paragraph-properties fo:margin-left="2.709cm" fo:margin-right="0cm" fo:margin-top="0.159cm" fo:margin-bottom="0cm" loext:contextual-spacing="false" fo:line-height="100%" fo:text-align="start" style:justify-single-word="false" fo:text-indent="-0.637cm" style:auto-text-indent="false">
        <style:tab-stops>
          <style:tab-stop style:position="2.709cm"/>
          <style:tab-stop style:position="2.711cm"/>
        </style:tab-stops>
      </style:paragraph-properties>
    </style:style>
    <style:style style:name="P31" style:family="paragraph" style:parent-style-name="List_20_Paragraph" style:list-style-name="WWNum1">
      <style:paragraph-properties fo:margin-left="2.709cm" fo:margin-right="0cm" fo:margin-top="0.159cm" fo:margin-bottom="0cm" loext:contextual-spacing="false" fo:line-height="100%" fo:text-align="start" style:justify-single-word="false" fo:text-indent="-0.637cm" style:auto-text-indent="false">
        <style:tab-stops>
          <style:tab-stop style:position="2.709cm"/>
          <style:tab-stop style:position="2.711cm"/>
        </style:tab-stops>
      </style:paragraph-properties>
      <style:text-properties officeooo:paragraph-rsid="000b698e"/>
    </style:style>
    <style:style style:name="P32" style:family="paragraph" style:parent-style-name="List_20_Paragraph" style:list-style-name="WWNum1">
      <style:paragraph-properties fo:margin-left="2.709cm" fo:margin-right="1.796cm" fo:margin-top="0cm" fo:margin-bottom="0cm" loext:contextual-spacing="false" fo:line-height="100%" fo:text-align="start" style:justify-single-word="false" fo:text-indent="-0.635cm" style:auto-text-indent="false">
        <style:tab-stops>
          <style:tab-stop style:position="2.709cm"/>
          <style:tab-stop style:position="2.711cm"/>
        </style:tab-stops>
      </style:paragraph-properties>
    </style:style>
    <style:style style:name="P33" style:family="paragraph" style:parent-style-name="List_20_Paragraph" style:list-style-name="WWNum1">
      <style:paragraph-properties fo:margin-left="2.709cm" fo:margin-right="2.663cm" fo:margin-top="0cm" fo:margin-bottom="0cm" loext:contextual-spacing="false" fo:line-height="100%" fo:text-align="start" style:justify-single-word="false" fo:text-indent="-0.635cm" style:auto-text-indent="false">
        <style:tab-stops>
          <style:tab-stop style:position="2.709cm"/>
          <style:tab-stop style:position="2.711cm"/>
        </style:tab-stops>
      </style:paragraph-properties>
    </style:style>
    <style:style style:name="P34" style:family="paragraph" style:parent-style-name="List_20_Paragraph" style:list-style-name="WWNum3">
      <style:paragraph-properties fo:margin-left="2.709cm" fo:margin-right="1.935cm" fo:margin-top="0cm" fo:margin-bottom="0cm" loext:contextual-spacing="false" fo:line-height="100%" fo:text-align="start" style:justify-single-word="false" fo:text-indent="-0.635cm" style:auto-text-indent="false">
        <style:tab-stops>
          <style:tab-stop style:position="2.709cm"/>
          <style:tab-stop style:position="2.711cm"/>
        </style:tab-stops>
      </style:paragraph-properties>
    </style:style>
    <style:style style:name="P35" style:family="paragraph" style:parent-style-name="List_20_Paragraph" style:list-style-name="WWNum3">
      <style:paragraph-properties fo:margin-left="2.709cm" fo:margin-right="1.935cm" fo:margin-top="0cm" fo:margin-bottom="0cm" loext:contextual-spacing="false" fo:line-height="100%" fo:text-align="start" style:justify-single-word="false" fo:text-indent="-0.635cm" style:auto-text-indent="false">
        <style:tab-stops>
          <style:tab-stop style:position="2.709cm"/>
          <style:tab-stop style:position="2.711cm"/>
        </style:tab-stops>
      </style:paragraph-properties>
      <style:text-properties officeooo:rsid="000cad3d" officeooo:paragraph-rsid="000cad3d"/>
    </style:style>
    <style:style style:name="P36" style:family="paragraph" style:parent-style-name="List_20_Paragraph" style:list-style-name="WWNum3">
      <style:paragraph-properties fo:margin-left="2.709cm" fo:margin-right="2.72cm" fo:margin-top="0cm" fo:margin-bottom="0cm" loext:contextual-spacing="false" fo:line-height="100%" fo:text-align="start" style:justify-single-word="false" fo:text-indent="-0.635cm" style:auto-text-indent="false">
        <style:tab-stops>
          <style:tab-stop style:position="2.709cm"/>
          <style:tab-stop style:position="2.711cm"/>
        </style:tab-stops>
      </style:paragraph-properties>
    </style:style>
    <style:style style:name="P37" style:family="paragraph" style:parent-style-name="List_20_Paragraph" style:list-style-name="WWNum3">
      <style:paragraph-properties fo:margin-left="2.709cm" fo:margin-right="2.72cm" fo:margin-top="0cm" fo:margin-bottom="0cm" loext:contextual-spacing="false" fo:line-height="100%" fo:text-align="start" style:justify-single-word="false" fo:text-indent="-0.635cm" style:auto-text-indent="false">
        <style:tab-stops>
          <style:tab-stop style:position="2.709cm"/>
          <style:tab-stop style:position="2.711cm"/>
        </style:tab-stops>
      </style:paragraph-properties>
      <style:text-properties officeooo:rsid="000cad3d" officeooo:paragraph-rsid="000cad3d"/>
    </style:style>
    <style:style style:name="P38" style:family="paragraph" style:parent-style-name="List_20_Paragraph" style:list-style-name="WWNum3">
      <style:paragraph-properties fo:margin-left="2.709cm" fo:margin-right="1.991cm" fo:margin-top="0.002cm" fo:margin-bottom="0cm" loext:contextual-spacing="false" fo:line-height="100%" fo:text-align="start" style:justify-single-word="false" fo:text-indent="-0.635cm" style:auto-text-indent="false">
        <style:tab-stops>
          <style:tab-stop style:position="2.709cm"/>
          <style:tab-stop style:position="2.711cm"/>
        </style:tab-stops>
      </style:paragraph-properties>
    </style:style>
    <style:style style:name="P39" style:family="paragraph" style:parent-style-name="List_20_Paragraph" style:list-style-name="WWNum3">
      <style:paragraph-properties fo:margin-left="2.709cm" fo:margin-right="1.991cm" fo:margin-top="0.002cm" fo:margin-bottom="0cm" loext:contextual-spacing="false" fo:line-height="100%" fo:text-align="start" style:justify-single-word="false" fo:text-indent="-0.635cm" style:auto-text-indent="false">
        <style:tab-stops>
          <style:tab-stop style:position="2.709cm"/>
          <style:tab-stop style:position="2.711cm"/>
        </style:tab-stops>
      </style:paragraph-properties>
      <style:text-properties officeooo:rsid="000cad3d" officeooo:paragraph-rsid="000cad3d"/>
    </style:style>
    <style:style style:name="P40" style:family="paragraph" style:parent-style-name="List_20_Paragraph" style:list-style-name="WWNum1">
      <style:paragraph-properties fo:margin-left="2.709cm" fo:margin-right="2.034cm" fo:margin-top="0cm" fo:margin-bottom="0cm" loext:contextual-spacing="false" fo:line-height="100%" fo:text-align="start" style:justify-single-word="false" fo:text-indent="-0.635cm" style:auto-text-indent="false">
        <style:tab-stops>
          <style:tab-stop style:position="2.709cm"/>
          <style:tab-stop style:position="2.711cm"/>
        </style:tab-stops>
      </style:paragraph-properties>
    </style:style>
    <style:style style:name="P41" style:family="paragraph" style:parent-style-name="List_20_Paragraph" style:list-style-name="WWNum1">
      <style:paragraph-properties fo:margin-left="2.709cm" fo:margin-right="3.554cm" fo:margin-top="0cm" fo:margin-bottom="0cm" loext:contextual-spacing="false" fo:line-height="100%" fo:text-align="start" style:justify-single-word="false" fo:text-indent="-0.635cm" style:auto-text-indent="false">
        <style:tab-stops>
          <style:tab-stop style:position="2.709cm"/>
          <style:tab-stop style:position="2.711cm"/>
        </style:tab-stops>
      </style:paragraph-properties>
    </style:style>
    <style:style style:name="P42" style:family="paragraph" style:parent-style-name="List_20_Paragraph" style:list-style-name="WWNum1">
      <style:paragraph-properties fo:margin-left="2.709cm" fo:margin-right="3.554cm" fo:margin-top="0cm" fo:margin-bottom="0cm" loext:contextual-spacing="false" fo:line-height="100%" fo:text-align="start" style:justify-single-word="false" fo:text-indent="-0.635cm" style:auto-text-indent="false">
        <style:tab-stops>
          <style:tab-stop style:position="2.709cm"/>
          <style:tab-stop style:position="2.711cm"/>
        </style:tab-stops>
      </style:paragraph-properties>
      <style:text-properties officeooo:rsid="000e8d57" officeooo:paragraph-rsid="000e8d57"/>
    </style:style>
    <style:style style:name="P43" style:family="paragraph" style:parent-style-name="List_20_Paragraph" style:list-style-name="WWNum1">
      <style:paragraph-properties fo:margin-left="2.709cm" fo:margin-right="1.783cm" fo:margin-top="0cm" fo:margin-bottom="0cm" loext:contextual-spacing="false" fo:line-height="100%" fo:text-align="start" style:justify-single-word="false" fo:text-indent="-0.635cm" style:auto-text-indent="false">
        <style:tab-stops>
          <style:tab-stop style:position="2.709cm"/>
          <style:tab-stop style:position="2.711cm"/>
        </style:tab-stops>
      </style:paragraph-properties>
    </style:style>
    <style:style style:name="P44" style:family="paragraph" style:parent-style-name="List_20_Paragraph" style:list-style-name="WWNum1">
      <style:paragraph-properties fo:margin-left="2.709cm" fo:margin-right="2.425cm" fo:margin-top="0cm" fo:margin-bottom="0cm" loext:contextual-spacing="false" fo:line-height="100%" fo:text-align="start" style:justify-single-word="false" fo:text-indent="-0.635cm" style:auto-text-indent="false">
        <style:tab-stops>
          <style:tab-stop style:position="2.709cm"/>
          <style:tab-stop style:position="2.711cm"/>
        </style:tab-stops>
      </style:paragraph-properties>
    </style:style>
    <style:style style:name="P45" style:family="paragraph" style:parent-style-name="List_20_Paragraph" style:list-style-name="WWNum1">
      <style:paragraph-properties fo:margin-left="2.709cm" fo:margin-right="1.836cm" fo:margin-top="0cm" fo:margin-bottom="0cm" loext:contextual-spacing="false" fo:line-height="100%" fo:text-align="start" style:justify-single-word="false" fo:text-indent="-0.635cm" style:auto-text-indent="false">
        <style:tab-stops>
          <style:tab-stop style:position="2.709cm"/>
          <style:tab-stop style:position="2.711cm"/>
        </style:tab-stops>
      </style:paragraph-properties>
    </style:style>
    <style:style style:name="P46" style:family="paragraph" style:parent-style-name="List_20_Paragraph">
      <style:paragraph-properties fo:margin-left="2.073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2.709cm"/>
          <style:tab-stop style:position="2.711cm"/>
        </style:tab-stops>
      </style:paragraph-properties>
    </style:style>
    <style:style style:name="P47" style:family="paragraph" style:parent-style-name="List_20_Paragraph" style:list-style-name="WWNum1">
      <style:paragraph-properties fo:margin-left="2.073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2.709cm"/>
          <style:tab-stop style:position="2.711cm"/>
        </style:tab-stops>
      </style:paragraph-properties>
    </style:style>
    <style:style style:name="P48" style:family="paragraph" style:parent-style-name="List_20_Paragraph" style:list-style-name="WWNum3">
      <style:paragraph-properties fo:margin-left="2.073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2.709cm"/>
          <style:tab-stop style:position="2.711cm"/>
        </style:tab-stops>
      </style:paragraph-properties>
    </style:style>
    <style:style style:name="P49" style:family="paragraph" style:parent-style-name="List_20_Paragraph" style:list-style-name="WWNum3">
      <style:paragraph-properties fo:margin-left="2.073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2.709cm"/>
          <style:tab-stop style:position="2.711cm"/>
        </style:tab-stops>
      </style:paragraph-properties>
      <style:text-properties officeooo:paragraph-rsid="000e1c8c"/>
    </style:style>
    <style:style style:name="P50" style:family="paragraph" style:parent-style-name="List_20_Paragraph" style:list-style-name="WWNum1">
      <style:paragraph-properties fo:margin-left="2.074cm" fo:margin-right="2.663cm" fo:margin-top="0cm" fo:margin-bottom="0cm" loext:contextual-spacing="false" fo:line-height="100%" fo:text-align="start" style:justify-single-word="false" fo:text-indent="0cm" style:auto-text-indent="false">
        <style:tab-stops>
          <style:tab-stop style:position="2.709cm"/>
          <style:tab-stop style:position="2.711cm"/>
        </style:tab-stops>
      </style:paragraph-properties>
    </style:style>
    <style:style style:name="P51" style:family="paragraph" style:parent-style-name="List_20_Paragraph" style:list-style-name="WWNum3">
      <style:paragraph-properties fo:margin-left="2.074cm" fo:margin-right="2.101cm" fo:margin-top="0.159cm" fo:margin-bottom="0cm" loext:contextual-spacing="false" fo:line-height="100%" fo:text-align="start" style:justify-single-word="false" fo:text-indent="0cm" style:auto-text-indent="false">
        <style:tab-stops>
          <style:tab-stop style:position="2.709cm"/>
          <style:tab-stop style:position="2.711cm"/>
        </style:tab-stops>
      </style:paragraph-properties>
    </style:style>
    <style:style style:name="P52" style:family="paragraph" style:parent-style-name="List_20_Paragraph" style:list-style-name="WWNum1">
      <style:paragraph-properties fo:margin-left="2.074cm" fo:margin-right="2.831cm" fo:margin-top="0cm" fo:margin-bottom="0cm" loext:contextual-spacing="false" fo:line-height="100%" fo:text-align="start" style:justify-single-word="false" fo:text-indent="0cm" style:auto-text-indent="false">
        <style:tab-stops>
          <style:tab-stop style:position="2.709cm"/>
          <style:tab-stop style:position="2.711cm"/>
        </style:tab-stops>
      </style:paragraph-properties>
    </style:style>
    <style:style style:name="P53" style:family="paragraph" style:parent-style-name="Table_20_Paragraph">
      <style:paragraph-properties fo:margin-left="1.319cm" fo:margin-right="1.298cm" fo:margin-top="0.101cm" fo:margin-bottom="0cm" loext:contextual-spacing="false" fo:line-height="100%" fo:text-align="center" style:justify-single-word="false" fo:text-indent="0cm" style:auto-text-indent="false"/>
    </style:style>
    <style:style style:name="P54" style:family="paragraph" style:parent-style-name="Table_20_Paragraph">
      <style:paragraph-properties fo:margin-left="1.803cm" fo:margin-right="0cm" fo:text-indent="0cm" style:auto-text-indent="false"/>
    </style:style>
    <style:style style:name="P55" style:family="paragraph" style:parent-style-name="Text_20_body">
      <style:paragraph-properties fo:margin-left="0cm" fo:margin-right="0cm" fo:margin-top="0.016cm" fo:margin-bottom="0cm" loext:contextual-spacing="false" fo:text-indent="0cm" style:auto-text-indent="false"/>
    </style:style>
    <style:style style:name="P56" style:family="paragraph" style:parent-style-name="Text_20_body">
      <style:paragraph-properties fo:margin-left="0cm" fo:margin-right="0cm" fo:margin-top="0.016cm" fo:margin-bottom="0cm" loext:contextual-spacing="false" fo:text-indent="0cm" style:auto-text-indent="false"/>
      <style:text-properties fo:font-size="11.5pt" fo:font-weight="bold" style:font-size-asian="11.5pt" style:font-weight-asian="bold"/>
    </style:style>
    <style:style style:name="P57" style:family="paragraph" style:parent-style-name="Text_20_body" style:master-page-name="Standard">
      <style:paragraph-properties fo:margin-left="0cm" fo:margin-right="0cm" fo:margin-top="0.016cm" fo:margin-bottom="0cm" loext:contextual-spacing="false" fo:text-indent="0cm" style:auto-text-indent="false" style:page-number="auto"/>
      <style:text-properties fo:font-size="7.5pt" style:font-size-asian="7.5pt"/>
    </style:style>
    <style:style style:name="P58" style:family="paragraph" style:parent-style-name="Text_20_body">
      <style:paragraph-properties fo:margin-left="0cm" fo:margin-right="0cm" fo:margin-top="0.005cm" fo:margin-bottom="0cm" loext:contextual-spacing="false" fo:text-indent="0cm" style:auto-text-indent="false"/>
    </style:style>
    <style:style style:name="P59" style:family="paragraph" style:parent-style-name="Text_20_body">
      <style:paragraph-properties fo:margin-left="0cm" fo:margin-right="0cm" fo:margin-top="0.005cm" fo:margin-bottom="0cm" loext:contextual-spacing="false" fo:text-indent="0cm" style:auto-text-indent="false"/>
      <style:text-properties fo:font-weight="bold" style:font-weight-asian="bold"/>
    </style:style>
    <style:style style:name="P60" style:family="paragraph" style:parent-style-name="Text_20_body">
      <style:paragraph-properties fo:margin-left="0cm" fo:margin-right="0cm" fo:margin-top="0.018cm" fo:margin-bottom="0cm" loext:contextual-spacing="false" fo:text-indent="0cm" style:auto-text-indent="false"/>
    </style:style>
    <style:style style:name="P61" style:family="paragraph" style:parent-style-name="Text_20_body">
      <style:paragraph-properties fo:margin-left="0cm" fo:margin-right="0cm" fo:margin-top="0.018cm" fo:margin-bottom="0cm" loext:contextual-spacing="false" fo:text-indent="0cm" style:auto-text-indent="false"/>
      <style:text-properties fo:font-size="11.5pt" fo:font-weight="bold" style:font-size-asian="11.5pt" style:font-weight-asian="bold"/>
    </style:style>
    <style:style style:name="P62" style:family="paragraph" style:parent-style-name="Text_20_body">
      <style:paragraph-properties fo:margin-left="0cm" fo:margin-right="0cm" fo:margin-top="0.007cm" fo:margin-bottom="0cm" loext:contextual-spacing="false" fo:text-indent="0cm" style:auto-text-indent="false"/>
    </style:style>
    <style:style style:name="P63" style:family="paragraph" style:parent-style-name="Text_20_body">
      <style:paragraph-properties fo:margin-left="0cm" fo:margin-right="0cm" fo:margin-top="0.007cm" fo:margin-bottom="0cm" loext:contextual-spacing="false" fo:text-indent="0cm" style:auto-text-indent="false"/>
      <style:text-properties fo:font-size="10.5pt" style:font-size-asian="10.5pt"/>
    </style:style>
    <style:style style:name="P64" style:family="paragraph" style:parent-style-name="Text_20_body">
      <style:paragraph-properties fo:margin-left="0cm" fo:margin-right="0cm" fo:text-indent="0cm" style:auto-text-indent="false"/>
    </style:style>
    <style:style style:name="P65" style:family="paragraph" style:parent-style-name="Text_20_body">
      <style:paragraph-properties fo:margin-left="0cm" fo:margin-right="0cm" fo:text-indent="0cm" style:auto-text-indent="false"/>
      <style:text-properties fo:font-weight="bold" style:font-weight-asian="bold"/>
    </style:style>
    <style:style style:name="P66" style:family="paragraph" style:parent-style-name="Text_20_body">
      <style:paragraph-properties fo:margin-left="0cm" fo:margin-right="0cm" fo:line-height="5%" fo:text-indent="0cm" style:auto-text-indent="false"/>
      <style:text-properties fo:font-size="10pt" style:font-size-asian="10pt"/>
    </style:style>
    <style:style style:name="P67" style:family="paragraph" style:parent-style-name="Text_20_body">
      <style:paragraph-properties fo:margin-left="0cm" fo:margin-right="0cm" fo:text-indent="0cm" style:auto-text-indent="false"/>
      <style:text-properties fo:font-size="13pt" style:font-size-asian="13pt"/>
    </style:style>
    <style:style style:name="P68" style:family="paragraph" style:parent-style-name="Text_20_body">
      <style:paragraph-properties fo:margin-left="0cm" fo:margin-right="0cm" fo:margin-top="0.012cm" fo:margin-bottom="0cm" loext:contextual-spacing="false" fo:text-indent="0cm" style:auto-text-indent="false"/>
    </style:style>
    <style:style style:name="P69" style:family="paragraph" style:parent-style-name="Text_20_body">
      <style:paragraph-properties fo:margin-left="0cm" fo:margin-right="0cm" fo:margin-top="0.012cm" fo:margin-bottom="0cm" loext:contextual-spacing="false" fo:text-indent="0cm" style:auto-text-indent="false"/>
      <style:text-properties fo:font-size="11.5pt" fo:font-weight="bold" style:font-size-asian="11.5pt" style:font-weight-asian="bold"/>
    </style:style>
    <style:style style:name="P70" style:family="paragraph" style:parent-style-name="Text_20_body">
      <style:paragraph-properties fo:margin-left="0cm" fo:margin-right="0cm" fo:margin-top="0.002cm" fo:margin-bottom="0cm" loext:contextual-spacing="false" fo:text-indent="0cm" style:auto-text-indent="false"/>
      <style:text-properties fo:font-weight="bold" style:font-weight-asian="bold"/>
    </style:style>
    <style:style style:name="P71" style:family="paragraph" style:parent-style-name="Text_20_body">
      <style:paragraph-properties fo:margin-left="0cm" fo:margin-right="0cm" fo:margin-top="0.002cm" fo:margin-bottom="0cm" loext:contextual-spacing="false" fo:text-indent="0cm" style:auto-text-indent="false"/>
      <style:text-properties fo:font-size="12.5pt" style:font-size-asian="12.5pt"/>
    </style:style>
    <style:style style:name="P72" style:family="paragraph" style:parent-style-name="Text_20_body" style:master-page-name="Converted1">
      <style:paragraph-properties fo:margin-left="0cm" fo:margin-right="0cm" fo:margin-top="0.002cm" fo:margin-bottom="0cm" loext:contextual-spacing="false" fo:text-indent="0cm" style:auto-text-indent="false" style:page-number="auto"/>
      <style:text-properties fo:font-size="7.5pt" style:font-size-asian="7.5pt"/>
    </style:style>
    <style:style style:name="P73" style:family="paragraph" style:parent-style-name="Text_20_body" style:master-page-name="Converted2">
      <style:paragraph-properties fo:margin-left="0cm" fo:margin-right="0cm" fo:margin-top="0.002cm" fo:margin-bottom="0cm" loext:contextual-spacing="false" fo:text-indent="0cm" style:auto-text-indent="false" style:page-number="auto"/>
      <style:text-properties fo:font-size="7.5pt" style:font-size-asian="7.5pt"/>
    </style:style>
    <style:style style:name="P74" style:family="paragraph" style:parent-style-name="Text_20_body">
      <style:paragraph-properties fo:margin-left="0cm" fo:margin-right="0cm" fo:margin-top="0.011cm" fo:margin-bottom="0cm" loext:contextual-spacing="false" fo:text-indent="0cm" style:auto-text-indent="false"/>
      <style:text-properties fo:font-size="10.5pt" style:font-size-asian="10.5pt"/>
    </style:style>
    <style:style style:name="P75" style:family="paragraph" style:parent-style-name="Text_20_body" style:master-page-name="Converted3">
      <style:paragraph-properties fo:margin-left="0cm" fo:margin-right="0cm" fo:margin-top="0.011cm" fo:margin-bottom="0cm" loext:contextual-spacing="false" fo:text-indent="0cm" style:auto-text-indent="false" style:page-number="auto"/>
      <style:text-properties fo:font-size="7.5pt" style:font-size-asian="7.5pt"/>
    </style:style>
    <style:style style:name="P76" style:family="paragraph" style:parent-style-name="Text_20_body">
      <style:paragraph-properties fo:margin-left="0cm" fo:margin-right="0cm" fo:margin-top="0.019cm" fo:margin-bottom="0cm" loext:contextual-spacing="false" fo:text-indent="0cm" style:auto-text-indent="false"/>
      <style:text-properties fo:font-size="11.5pt" fo:font-weight="bold" style:font-size-asian="11.5pt" style:font-weight-asian="bold"/>
    </style:style>
    <style:style style:name="P77" style:family="paragraph" style:parent-style-name="Text_20_body">
      <style:paragraph-properties fo:margin-left="0cm" fo:margin-right="0cm" fo:margin-top="0.014cm" fo:margin-bottom="0cm" loext:contextual-spacing="false" fo:text-indent="0cm" style:auto-text-indent="false"/>
    </style:style>
    <style:style style:name="P78" style:family="paragraph" style:parent-style-name="Text_20_body">
      <style:paragraph-properties fo:margin-left="0cm" fo:margin-right="0cm" fo:margin-top="0.009cm" fo:margin-bottom="0cm" loext:contextual-spacing="false" fo:text-indent="0cm" style:auto-text-indent="false"/>
    </style:style>
    <style:style style:name="P79" style:family="paragraph" style:parent-style-name="Text_20_body">
      <style:paragraph-properties fo:margin-left="1.439cm" fo:margin-right="0cm" fo:margin-top="0.002cm" fo:margin-bottom="0cm" loext:contextual-spacing="false" fo:text-indent="0cm" style:auto-text-indent="false"/>
    </style:style>
    <style:style style:name="P80" style:family="paragraph" style:parent-style-name="Text_20_body">
      <style:paragraph-properties fo:margin-left="1.439cm" fo:margin-right="0cm" fo:text-indent="0cm" style:auto-text-indent="false"/>
    </style:style>
    <style:style style:name="P81" style:family="paragraph" style:parent-style-name="Text_20_body">
      <style:paragraph-properties fo:margin-left="1.439cm" fo:margin-right="0cm" fo:line-height="0.483cm" fo:text-indent="0cm" style:auto-text-indent="false"/>
    </style:style>
    <style:style style:name="P82" style:family="paragraph" style:parent-style-name="Text_20_body">
      <style:paragraph-properties fo:margin-left="1.439cm" fo:margin-right="0cm" fo:text-indent="0cm" style:auto-text-indent="false"/>
      <style:text-properties officeooo:rsid="000cad3d" officeooo:paragraph-rsid="000cad3d"/>
    </style:style>
    <style:style style:name="P83" style:family="paragraph" style:parent-style-name="Text_20_body">
      <style:paragraph-properties fo:margin-left="1.439cm" fo:margin-right="2.369cm" fo:text-indent="0cm" style:auto-text-indent="false"/>
    </style:style>
    <style:style style:name="P84" style:family="paragraph" style:parent-style-name="Text_20_body">
      <style:paragraph-properties fo:margin-left="1.439cm" fo:margin-right="1.988cm" fo:text-indent="0cm" style:auto-text-indent="false"/>
    </style:style>
    <style:style style:name="P85" style:family="paragraph" style:parent-style-name="Text_20_body">
      <style:paragraph-properties fo:margin-left="1.439cm" fo:margin-right="2.064cm" fo:text-indent="0cm" style:auto-text-indent="false"/>
    </style:style>
    <style:style style:name="P86" style:family="paragraph" style:parent-style-name="Text_20_body">
      <style:paragraph-properties fo:margin-left="1.439cm" fo:margin-right="2.274cm" fo:text-indent="0cm" style:auto-text-indent="false"/>
    </style:style>
    <style:style style:name="P87" style:family="paragraph" style:parent-style-name="Text_20_body">
      <style:paragraph-properties fo:margin-left="1.439cm" fo:margin-right="2.607cm" fo:text-indent="0cm" style:auto-text-indent="false"/>
    </style:style>
    <style:style style:name="P88" style:family="paragraph" style:parent-style-name="Text_20_body">
      <style:paragraph-properties fo:margin-top="0.002cm" fo:margin-bottom="0cm" loext:contextual-spacing="false"/>
    </style:style>
    <style:style style:name="P89" style:family="paragraph">
      <loext:graphic-properties draw:fill="solid" draw:fill-color="#4f81bc"/>
      <style:paragraph-properties fo:text-align="center"/>
    </style:style>
    <style:style style:name="T1" style:family="text">
      <style:text-properties fo:letter-spacing="-0.011cm"/>
    </style:style>
    <style:style style:name="T2" style:family="text">
      <style:text-properties fo:letter-spacing="-0.007cm"/>
    </style:style>
    <style:style style:name="T3" style:family="text">
      <style:text-properties fo:letter-spacing="-0.009cm"/>
    </style:style>
    <style:style style:name="T4" style:family="text">
      <style:text-properties fo:letter-spacing="-0.004cm"/>
    </style:style>
    <style:style style:name="T5" style:family="text">
      <style:text-properties fo:letter-spacing="-0.005cm"/>
    </style:style>
    <style:style style:name="T6" style:family="text">
      <style:text-properties fo:letter-spacing="-0.002cm"/>
    </style:style>
    <style:style style:name="T7" style:family="text">
      <style:text-properties fo:font-size="12pt" style:font-size-asian="12pt"/>
    </style:style>
    <style:style style:name="T8" style:family="text">
      <style:text-properties fo:font-size="12pt" officeooo:rsid="000afcc3" style:font-size-asian="12pt"/>
    </style:style>
    <style:style style:name="T9" style:family="text">
      <style:text-properties fo:font-size="12pt" officeooo:rsid="000b698e" style:font-size-asian="12pt"/>
    </style:style>
    <style:style style:name="T10" style:family="text">
      <style:text-properties fo:font-size="12pt" officeooo:rsid="000e1c8c" style:font-size-asian="12pt"/>
    </style:style>
    <style:style style:name="T11" style:family="text">
      <style:text-properties fo:font-size="12pt" fo:letter-spacing="0.002cm" style:font-size-asian="12pt"/>
    </style:style>
    <style:style style:name="T12" style:family="text">
      <style:text-properties fo:font-size="12pt" fo:letter-spacing="-0.009cm" style:font-size-asian="12pt"/>
    </style:style>
    <style:style style:name="T13" style:family="text">
      <style:text-properties fo:font-size="12pt" fo:letter-spacing="-0.007cm" style:font-size-asian="12pt"/>
    </style:style>
    <style:style style:name="T14" style:family="text">
      <style:text-properties fo:font-size="12pt" fo:letter-spacing="-0.004cm" style:font-size-asian="12pt"/>
    </style:style>
    <style:style style:name="T15" style:family="text">
      <style:text-properties fo:font-size="12pt" fo:letter-spacing="-0.002cm" style:font-size-asian="12pt"/>
    </style:style>
    <style:style style:name="T16" style:family="text">
      <style:text-properties fo:font-size="12pt" fo:letter-spacing="-0.005cm" style:font-size-asian="12pt"/>
    </style:style>
    <style:style style:name="T17" style:family="text">
      <style:text-properties fo:font-size="12pt" fo:letter-spacing="-0.101cm" style:font-size-asian="12pt"/>
    </style:style>
    <style:style style:name="T18" style:family="text">
      <style:text-properties fo:font-size="12pt" fo:letter-spacing="-0.102cm" style:font-size-asian="12pt"/>
    </style:style>
    <style:style style:name="T19" style:family="text">
      <style:text-properties fo:font-size="12pt" fo:letter-spacing="0.005cm" style:font-size-asian="12pt"/>
    </style:style>
    <style:style style:name="T20" style:family="text">
      <style:text-properties fo:font-size="12pt" fo:letter-spacing="0.004cm" style:font-size-asian="12pt"/>
    </style:style>
    <style:style style:name="T21" style:family="text">
      <style:text-properties fo:font-size="12pt" fo:letter-spacing="-0.011cm" style:font-size-asian="12pt"/>
    </style:style>
    <style:style style:name="T22" style:family="text">
      <style:text-properties fo:letter-spacing="0.002cm"/>
    </style:style>
    <style:style style:name="T23" style:family="text">
      <style:text-properties fo:letter-spacing="-0.102cm"/>
    </style:style>
    <style:style style:name="T24" style:family="text">
      <style:text-properties fo:letter-spacing="0.004cm"/>
    </style:style>
    <style:style style:name="T25" style:family="text">
      <style:text-properties style:font-name="Cambria" fo:font-size="12pt" style:font-size-asian="12pt"/>
    </style:style>
    <style:style style:name="T26" style:family="text">
      <style:text-properties style:font-name="Cambria" fo:font-size="12pt" fo:letter-spacing="-0.004cm" style:font-size-asian="12pt"/>
    </style:style>
    <style:style style:name="T27" style:family="text">
      <style:text-properties style:font-name="Cambria" fo:font-size="12pt" fo:letter-spacing="-0.002cm" style:font-size-asian="12pt"/>
    </style:style>
    <style:style style:name="T28" style:family="text">
      <style:text-properties style:font-name="Cambria" fo:font-size="11pt" fo:font-weight="bold" style:font-size-asian="11pt" style:font-weight-asian="bold"/>
    </style:style>
    <style:style style:name="T29" style:family="text">
      <style:text-properties style:font-name="Cambria" fo:font-size="11pt" fo:letter-spacing="-0.004cm" fo:font-weight="bold" style:font-size-asian="11pt" style:font-weight-asian="bold"/>
    </style:style>
    <style:style style:name="T30" style:family="text">
      <style:text-properties fo:font-size="13.5pt" fo:font-weight="bold" style:font-size-asian="13.5pt" style:font-weight-asian="bold"/>
    </style:style>
    <style:style style:name="T31" style:family="text">
      <style:text-properties fo:font-size="13.5pt" fo:letter-spacing="-0.005cm" fo:font-weight="bold" style:font-size-asian="13.5pt" style:font-weight-asian="bold"/>
    </style:style>
    <style:style style:name="T32" style:family="text">
      <style:text-properties fo:font-size="13.5pt" fo:letter-spacing="-0.002cm" fo:font-weight="bold" style:font-size-asian="13.5pt" style:font-weight-asian="bold"/>
    </style:style>
    <style:style style:name="T33" style:family="text">
      <style:text-properties fo:font-size="13.5pt" fo:letter-spacing="-0.007cm" fo:font-weight="bold" style:font-size-asian="13.5pt" style:font-weight-asian="bold"/>
    </style:style>
    <style:style style:name="T34" style:family="text">
      <style:text-properties fo:font-size="13.5pt" fo:letter-spacing="-0.004cm" fo:font-weight="bold" style:font-size-asian="13.5pt" style:font-weight-asian="bold"/>
    </style:style>
    <style:style style:name="T35" style:family="text">
      <style:text-properties fo:letter-spacing="-0.101cm"/>
    </style:style>
    <style:style style:name="T36" style:family="text">
      <style:text-properties fo:letter-spacing="0.005cm"/>
    </style:style>
    <style:style style:name="T37" style:family="text">
      <style:text-properties officeooo:rsid="000afcc3"/>
    </style:style>
    <style:style style:name="T38" style:family="text">
      <style:text-properties officeooo:rsid="000b698e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4f81bc" draw:textarea-horizontal-align="center" draw:textarea-vertical-align="top" draw:auto-grow-height="false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57"/>
        <text:list xml:id="list806159517" text:style-name="WWNum1">
          <text:list-item>
            <text:h text:style-name="P2" text:outline-level="2">Présentation<text:span text:style-name="T1"> </text:span>d’ensemble<text:span text:style-name="T2"> </text:span>du<text:span text:style-name="T3"> </text:span>projet</text:h>
          </text:list-item>
        </text:list>
        <text:p text:style-name="P59"/>
        <text:list xml:id="list120312254004719" text:continue-numbering="true" text:style-name="WWNum1">
          <text:list-item>
            <text:list>
              <text:list-item>
                <text:h text:style-name="P5" text:outline-level="3">Présentation<text:span text:style-name="T4"> </text:span>de<text:span text:style-name="T5"> </text:span>l’entreprise<text:span text:style-name="T6"> </text:span>:</text:h>
              </text:list-item>
            </text:list>
          </text:list-item>
        </text:list>
        <text:p text:style-name="P56"/>
        <text:list xml:id="list120313014932813" text:continue-numbering="true" text:style-name="WWNum1">
          <text:list-item>
            <text:list>
              <text:list-item>
                <text:list>
                  <text:list-item>
                    <text:p text:style-name="P12"><text:span text:style-name="T7">Présenter l’activité de l’entreprise : date de création, services ou produits vendus,</text:span><text:span text:style-name="T11"> </text:span><text:span text:style-name="T7">nombre</text:span><text:span text:style-name="T12"> </text:span><text:span text:style-name="T7">de</text:span><text:span text:style-name="T13"> </text:span><text:span text:style-name="T7">salariés,</text:span><text:span text:style-name="T14"> </text:span><text:span text:style-name="T7">CA,</text:span><text:span text:style-name="T14"> </text:span><text:span text:style-name="T7">principaux</text:span><text:span text:style-name="T15"> </text:span><text:span text:style-name="T7">axes</text:span><text:span text:style-name="T14"> </text:span><text:span text:style-name="T7">de</text:span><text:span text:style-name="T16"> </text:span><text:span text:style-name="T7">développement,</text:span><text:span text:style-name="T14"> </text:span><text:span text:style-name="T7">principaux</text:span><text:span text:style-name="T14"> </text:span><text:span text:style-name="T7">concurrents,</text:span></text:p>
                  </text:list-item>
                </text:list>
              </text:list-item>
            </text:list>
          </text:list-item>
        </text:list>
        <text:p text:style-name="P13"><text:span text:style-name="T7"/></text:p>
        <text:list xml:id="list120311289717469" text:continue-numbering="true" text:style-name="WWNum1">
          <text:list-item>
            <text:list>
              <text:list-item>
                <text:list>
                  <text:list-item>
                    <text:p text:style-name="P12"><text:span text:style-name="T37">Entreprise : Bois de santal, crée en 2015, spécialisée dans la montre en bois, employées 150,</text:span></text:p>
                  </text:list-item>
                </text:list>
              </text:list-item>
            </text:list>
          </text:list-item>
        </text:list>
        <text:p text:style-name="P64"><text:tab/><text:tab/><text:span text:style-name="T37">CA : 150 000,….</text:span></text:p>
        <text:p text:style-name="P64"/>
        <text:list xml:id="list120312564439185" text:continue-numbering="true" text:style-name="WWNum1">
          <text:list-item>
            <text:list>
              <text:list-item>
                <text:list>
                  <text:list-item>
                    <text:p text:style-name="P15"><text:span text:style-name="T7">Expliquer</text:span><text:span text:style-name="T15"> </text:span><text:span text:style-name="T7">le</text:span><text:span text:style-name="T14"> </text:span><text:span text:style-name="T7">rôle</text:span><text:span text:style-name="T16"> </text:span><text:span text:style-name="T7">de</text:span><text:span text:style-name="T14"> </text:span><text:span text:style-name="T7">votre</text:span><text:span text:style-name="T15"> </text:span><text:span text:style-name="T7">projet web</text:span><text:span text:style-name="T15"> </text:span><text:span text:style-name="T7">dans</text:span><text:span text:style-name="T15"> </text:span><text:span text:style-name="T7">la</text:span><text:span text:style-name="T14"> </text:span><text:span text:style-name="T7">stratégie</text:span><text:span text:style-name="T15"> </text:span><text:span text:style-name="T7">de</text:span><text:span text:style-name="T15"> </text:span><text:span text:style-name="T7">l’entreprise</text:span></text:p>
                  </text:list-item>
                </text:list>
              </text:list-item>
            </text:list>
          </text:list-item>
        </text:list>
        <text:p text:style-name="P14"><text:span text:style-name="T7"/></text:p>
        <text:list xml:id="list120312355418366" text:continue-numbering="true" text:style-name="WWNum1">
          <text:list-item>
            <text:list>
              <text:list-item>
                <text:list>
                  <text:list-item>
                    <text:p text:style-name="P22">être un point de vente pour l’entreprise</text:p>
                  </text:list-item>
                </text:list>
              </text:list-item>
            </text:list>
          </text:list-item>
        </text:list>
        <text:p text:style-name="P20"/>
        <text:list xml:id="list120312473821262" text:continue-numbering="true" text:style-name="WWNum1">
          <text:list-item>
            <text:list>
              <text:list-item>
                <text:h text:style-name="P5" text:outline-level="3">Les<text:span text:style-name="T6"> </text:span><text:a xlink:type="simple" xlink:href="https://www.lafabriquedunet.fr/conseils/preparer-projet-web/objectif-creation-type-site-internet/" text:style-name="Default_20_Style" text:visited-style-name="Default_20_Style">objectifs</text:a><text:a xlink:type="simple" xlink:href="https://www.lafabriquedunet.fr/conseils/preparer-projet-web/objectif-creation-type-site-internet/" text:style-name="Default_20_Style" text:visited-style-name="Default_20_Style"><text:span text:style-name="T6"> </text:span></text:a><text:a xlink:type="simple" xlink:href="https://www.lafabriquedunet.fr/conseils/preparer-projet-web/objectif-creation-type-site-internet/" text:style-name="Default_20_Style" text:visited-style-name="Default_20_Style">du site</text:a><text:a xlink:type="simple" xlink:href="https://www.lafabriquedunet.fr/conseils/preparer-projet-web/objectif-creation-type-site-internet/" text:style-name="Default_20_Style" text:visited-style-name="Default_20_Style"><text:span text:style-name="T6"> </text:span></text:a>:</text:h>
              </text:list-item>
            </text:list>
          </text:list-item>
        </text:list>
        <text:p text:style-name="P56"/>
        <text:p text:style-name="P79">Détaillez<text:span text:style-name="T6"> </text:span>le<text:span text:style-name="T6"> </text:span>ou<text:span text:style-name="T6"> </text:span>les<text:span text:style-name="T6"> </text:span>objectifs<text:span text:style-name="T6"> </text:span>de<text:span text:style-name="T4"> </text:span>votre<text:span text:style-name="T5"> </text:span>site<text:span text:style-name="T4"> </text:span>web.<text:span text:style-name="T6"> </text:span>Préciser<text:span text:style-name="T4"> </text:span>s’il<text:span text:style-name="T4"> </text:span>s’agit<text:span text:style-name="T6"> </text:span>:</text:p>
        <text:p text:style-name="P62"/>
        <text:list xml:id="list120312608732822" text:continue-numbering="true" text:style-name="WWNum1">
          <text:list-item>
            <text:list>
              <text:list-item>
                <text:list>
                  <text:list-item>
                    <text:p text:style-name="P15"><text:span text:style-name="T7">D’un</text:span><text:span text:style-name="T15"> </text:span><text:span text:style-name="T7">site e-commerce</text:span><text:span text:style-name="T14"> </text:span><text:span text:style-name="T7">destiné</text:span><text:span text:style-name="T15"> </text:span><text:span text:style-name="T7">à</text:span><text:span text:style-name="T14"> </text:span><text:span text:style-name="T7">vendre</text:span><text:span text:style-name="T14"> </text:span><text:span text:style-name="T7">des</text:span><text:span text:style-name="T15"> </text:span><text:span text:style-name="T7">produits </text:span></text:p>
                  </text:list-item>
                  <text:list-item>
                    <text:p text:style-name="P21"><text:span text:style-name="T7">Il s’agit d’un site e-commerce.</text:span></text:p>
                  </text:list-item>
                </text:list>
              </text:list-item>
            </text:list>
          </text:list-item>
        </text:list>
        <text:p text:style-name="P11"/>
        <text:p text:style-name="P55"/>
        <text:list xml:id="list120312767594300" text:continue-numbering="true" text:style-name="WWNum1">
          <text:list-item>
            <text:list>
              <text:list-item>
                <text:h text:style-name="P5" text:outline-level="3">La<text:span text:style-name="T6"> </text:span>cible adressée<text:span text:style-name="T4"> </text:span>par<text:span text:style-name="T4"> </text:span>le site :</text:h>
              </text:list-item>
            </text:list>
          </text:list-item>
        </text:list>
        <text:p text:style-name="P61"/>
        <text:list xml:id="list120313228225207" text:continue-numbering="true" text:style-name="WWNum1">
          <text:list-item>
            <text:list>
              <text:list-item>
                <text:list>
                  <text:list-item>
                    <text:p text:style-name="P15"><text:span text:style-name="T7">Ciblez-vous</text:span><text:span text:style-name="T14"> </text:span><text:span text:style-name="T7">les</text:span><text:span text:style-name="T15"> </text:span><text:span text:style-name="T7">entreprises</text:span><text:span text:style-name="T15"> </text:span><text:span text:style-name="T7">ou</text:span><text:span text:style-name="T15"> </text:span><text:span text:style-name="T7">les</text:span><text:span text:style-name="T15"> </text:span><text:span text:style-name="T7">particuliers ?</text:span></text:p>
                  </text:list-item>
                  <text:list-item>
                    <text:p text:style-name="P21"><text:span text:style-name="T7">Plutôt les particuliers.</text:span></text:p>
                  </text:list-item>
                  <text:list-item>
                    <text:p text:style-name="P21"><text:span text:style-name="T7"/></text:p>
                  </text:list-item>
                  <text:list-item>
                    <text:p text:style-name="P15"><text:span text:style-name="T7">Quelles</text:span><text:span text:style-name="T16"> </text:span><text:span text:style-name="T7">sont</text:span><text:span text:style-name="T15"> </text:span><text:span text:style-name="T7">les</text:span><text:span text:style-name="T14"> </text:span><text:span text:style-name="T7">caractéristiques</text:span><text:span text:style-name="T14"> </text:span><text:span text:style-name="T7">et</text:span><text:span text:style-name="T14"> </text:span><text:span text:style-name="T7">les</text:span><text:span text:style-name="T14"> </text:span><text:span text:style-name="T7">centres</text:span><text:span text:style-name="T16"> </text:span><text:span text:style-name="T7">d’intérêt</text:span><text:span text:style-name="T15"> </text:span><text:span text:style-name="T7">de</text:span><text:span text:style-name="T14"> </text:span><text:span text:style-name="T7">votre</text:span><text:span text:style-name="T14"> </text:span><text:span text:style-name="T7">cible ?</text:span></text:p>
                  </text:list-item>
                  <text:list-item>
                    <text:p text:style-name="P16"><text:span text:style-name="T8">C’est pour des personnes âgées de 30 ans à 60 ans. On cible les collectionneurs et les personnes qui s’habille vintage. La clientèles est basées en France.</text:span></text:p>
                    <text:p text:style-name="P32"><text:span text:style-name="T7"/></text:p>
                  </text:list-item>
                </text:list>
              </text:list-item>
            </text:list>
          </text:list-item>
        </text:list>
        <text:p text:style-name="P55"/>
        <text:list xml:id="list120313217383867" text:continue-numbering="true" text:style-name="WWNum1">
          <text:list-item>
            <text:list>
              <text:list-item>
                <text:h text:style-name="P5" text:outline-level="3">Objectifs<text:span text:style-name="T4"> </text:span>quantitatifs<text:span text:style-name="T22"> </text:span>:</text:h>
              </text:list-item>
            </text:list>
          </text:list-item>
        </text:list>
        <text:p text:style-name="P65"/>
        <text:p text:style-name="P83">Ce type d’information doit donner une idée du niveau d’activité sur votre futur site, ce qui<text:span text:style-name="T23"> </text:span>peut<text:span text:style-name="T6"> </text:span>impacter<text:span text:style-name="T4"> </text:span>le<text:span text:style-name="T22"> </text:span>choix<text:span text:style-name="T24"> </text:span>de<text:span text:style-name="T6"> </text:span>l’infrastructure<text:span text:style-name="T4"> </text:span>technique.</text:p>
        <text:p text:style-name="P58"/>
        <text:list xml:id="list120312852160410" text:continue-numbering="true" text:style-name="WWNum1">
          <text:list-item>
            <text:list>
              <text:list-item>
                <text:list>
                  <text:list-item>
                    <text:p text:style-name="P15"><text:span text:style-name="T7">Quel</text:span><text:span text:style-name="T15"> </text:span><text:span text:style-name="T7">volume</text:span><text:span text:style-name="T15"> </text:span><text:span text:style-name="T7">de</text:span><text:span text:style-name="T15"> </text:span><text:span text:style-name="T7">trafic</text:span><text:span text:style-name="T14"> </text:span><text:span text:style-name="T7">visez-vous sur votre</text:span><text:span text:style-name="T14"> </text:span><text:span text:style-name="T7">site</text:span><text:span text:style-name="T15"> </text:span><text:span text:style-name="T7">?</text:span></text:p>
                  </text:list-item>
                </text:list>
              </text:list-item>
            </text:list>
          </text:list-item>
        </text:list>
        <text:p text:style-name="P14"><text:span text:style-name="T7"/></text:p>
        <text:p text:style-name="P46"><text:tab/><text:span text:style-name="T38">O</text:span>n vise 300 personnes sur notre site par jour.</text:p>
        <text:p text:style-name="P46"/>
        <text:list xml:id="list120312628040173" text:continue-numbering="true" text:style-name="WWNum1">
          <text:list-item>
            <text:list>
              <text:list-item>
                <text:list>
                  <text:list-item>
                    <text:p text:style-name="P33"><text:span text:style-name="T7">Dans le cas d’un site e-commerce, quel est votre objectif en termes de volume de</text:span><text:span text:style-name="T17"> </text:span><text:span text:style-name="T7">ventes ?</text:span></text:p>
                    <text:p text:style-name="P50"/>
                    <text:p text:style-name="P33"><text:span text:style-name="T7">30 ventes par jour.</text:span></text:p>
                    <text:p text:style-name="P50"/>
                  </text:list-item>
                  <text:list-item>
                    <text:p text:style-name="P29"><text:span text:style-name="T7">Quel</text:span><text:span text:style-name="T15"> </text:span><text:span text:style-name="T7">volume</text:span><text:span text:style-name="T15"> </text:span><text:span text:style-name="T7">mensuel</text:span><text:span text:style-name="T15"> </text:span><text:span text:style-name="T7">de</text:span><text:span text:style-name="T15"> </text:span><text:span text:style-name="T7">prospects</text:span><text:span text:style-name="T15"> </text:span><text:span text:style-name="T7">espérez-vous collecter</text:span><text:span text:style-name="T16"> </text:span><text:span text:style-name="T7">par</text:span><text:span text:style-name="T15"> </text:span><text:span text:style-name="T7">vos</text:span><text:span text:style-name="T15"> </text:span><text:span text:style-name="T7">formulaires</text:span><text:span text:style-name="T11"> </text:span><text:span text:style-name="T7">?</text:span></text:p>
                  </text:list-item>
                </text:list>
              </text:list-item>
            </text:list>
          </text:list-item>
        </text:list>
        <text:p text:style-name="P28"><text:span text:style-name="T7"><text:tab/>Et 5 prospects mensuels.</text:span></text:p>
        <text:p text:style-name="P55"/>
        <text:list xml:id="list120313000835436" text:continue-numbering="true" text:style-name="WWNum1">
          <text:list-item>
            <text:list>
              <text:list-item>
                <text:h text:style-name="P5" text:outline-level="3">Périmètre<text:span text:style-name="T5"> </text:span>du<text:span text:style-name="T4"> </text:span>projet :</text:h>
              </text:list-item>
            </text:list>
          </text:list-item>
        </text:list>
        <text:p text:style-name="P65"><text:soft-page-break/></text:p>
        <text:list xml:id="list120311877313018" text:continue-numbering="true" text:style-name="WWNum1">
          <text:list-item>
            <text:list>
              <text:list-item>
                <text:list>
                  <text:list-item>
                    <text:p text:style-name="P15"><text:span text:style-name="T7">Votre</text:span><text:span text:style-name="T16"> </text:span><text:span text:style-name="T7">site</text:span><text:span text:style-name="T14"> </text:span><text:span text:style-name="T7">doit-il être</text:span><text:span text:style-name="T14"> </text:span><text:span text:style-name="T7">multilingue</text:span><text:span text:style-name="T14"> </text:span><text:span text:style-name="T7">?</text:span></text:p>
                  </text:list-item>
                </text:list>
              </text:list-item>
            </text:list>
          </text:list-item>
        </text:list>
        <text:p text:style-name="P23"><text:span text:style-name="T7"><text:tab/>Non</text:span></text:p>
        <text:list xml:id="list120313353039227" text:continue-numbering="true" text:style-name="WWNum1">
          <text:list-item>
            <text:list>
              <text:list-item>
                <text:list>
                  <text:list-item>
                    <text:p text:style-name="P15"><text:span text:style-name="T7">Quelles</text:span><text:span text:style-name="T14"> </text:span><text:span text:style-name="T7">langues</text:span><text:span text:style-name="T14"> </text:span><text:span text:style-name="T7">sont</text:span><text:span text:style-name="T15"> </text:span><text:span text:style-name="T7">concernées ?</text:span></text:p>
                    <text:p text:style-name="P15"><text:span text:style-name="T7"/></text:p>
                    <text:p text:style-name="P24"><text:span text:style-name="T7">Le francais</text:span></text:p>
                    <text:p text:style-name="P17"/>
                  </text:list-item>
                </text:list>
              </text:list-item>
            </text:list>
          </text:list-item>
        </text:list>
        <text:p text:style-name="P68"/>
        <text:list xml:id="list120311417012556" text:continue-numbering="true" text:style-name="WWNum1">
          <text:list-item>
            <text:list>
              <text:list-item>
                <text:h text:style-name="P8" text:outline-level="3">Description<text:span text:style-name="T4"> </text:span>de<text:span text:style-name="T5"> </text:span>l’existant<text:span text:style-name="T6"> </text:span>:</text:h>
              </text:list-item>
            </text:list>
          </text:list-item>
        </text:list>
        <text:p text:style-name="P65"/>
        <text:list xml:id="list120313352876717" text:continue-numbering="true" text:style-name="WWNum1">
          <text:list-item>
            <text:list>
              <text:list-item>
                <text:list>
                  <text:list-header>
                    <text:p text:style-name="P47"/>
                  </text:list-header>
                </text:list>
              </text:list-item>
            </text:list>
          </text:list-item>
        </text:list>
      </text:section>
      <text:p text:style-name="P72"/>
      <text:list xml:id="list120313375865682" text:continue-numbering="true" text:style-name="WWNum1">
        <text:list-item>
          <text:list>
            <text:list-item>
              <text:list>
                <text:list-item>
                  <text:p text:style-name="P30"><text:span text:style-name="T7">Possédez-vous</text:span><text:span text:style-name="T15"> </text:span><text:span text:style-name="T7">le</text:span><text:span text:style-name="T15"> </text:span><text:span text:style-name="T7">nom</text:span><text:span text:style-name="T15"> </text:span><text:span text:style-name="T7">de domaine</text:span><text:span text:style-name="T15"> </text:span><text:span text:style-name="T7">que</text:span><text:span text:style-name="T14"> </text:span><text:span text:style-name="T7">vous</text:span><text:span text:style-name="T15"> </text:span><text:span text:style-name="T7">souhaitez</text:span><text:span text:style-name="T11"> </text:span><text:span text:style-name="T7">utiliser</text:span><text:span text:style-name="T14"> </text:span><text:span text:style-name="T7">?</text:span></text:p>
                </text:list-item>
                <text:list-item>
                  <text:p text:style-name="P31"><text:span text:style-name="T9">Https://www.bois-de-santal.com</text:span></text:p>
                </text:list-item>
              </text:list>
            </text:list-item>
          </text:list>
        </text:list-item>
      </text:list>
      <text:p text:style-name="P67"/>
      <text:p text:style-name="P74"/>
      <text:list xml:id="list120312432121724" text:continue-numbering="true" text:style-name="WWNum1">
        <text:list-item>
          <text:h text:style-name="P3" text:outline-level="2">Description<text:span text:style-name="T1"> </text:span>graphique<text:span text:style-name="T4"> </text:span>et<text:span text:style-name="T5"> </text:span>ergonomique</text:h>
        </text:list-item>
      </text:list>
      <text:p text:style-name="P70"/>
      <text:list xml:id="list120313010708546" text:continue-numbering="true" text:style-name="WWNum1">
        <text:list-item>
          <text:list>
            <text:list-item>
              <text:h text:style-name="P7" text:outline-level="3">Charte<text:span text:style-name="T4"> </text:span>graphique<text:span text:style-name="T6"> </text:span>:</text:h>
            </text:list-item>
          </text:list>
        </text:list-item>
      </text:list>
      <text:p text:style-name="P84">Si<text:span text:style-name="T4"> </text:span>vous<text:span text:style-name="T6"> </text:span>avez des<text:span text:style-name="T6"> </text:span>éléments<text:span text:style-name="T6"> </text:span>graphiques<text:span text:style-name="T6"> </text:span>que<text:span text:style-name="T5"> </text:span>souhaitez réutiliser<text:span text:style-name="T6"> </text:span>comme<text:span text:style-name="T4"> </text:span>base de<text:span text:style-name="T4"> </text:span>votre<text:span text:style-name="T5"> </text:span>nouvelle<text:span text:style-name="T35"> </text:span>charte<text:span text:style-name="T6"> </text:span>graphique,<text:span text:style-name="T6"> </text:span>n’hésitez<text:span text:style-name="T22"> </text:span>pas<text:span text:style-name="T4"> </text:span>à les<text:span text:style-name="T4"> </text:span>inclure<text:span text:style-name="T5"> </text:span>le<text:span text:style-name="T22"> </text:span>cahier<text:span text:style-name="T5"> </text:span>des<text:span text:style-name="T6"> </text:span>charges<text:span text:style-name="T4"> </text:span>de<text:span text:style-name="T4"> </text:span>votre<text:span text:style-name="T4"> </text:span>site<text:span text:style-name="T4"> </text:span>internet.</text:p>
      <text:p text:style-name="P64"/>
      <text:list xml:id="list120312703691719" text:continue-numbering="true" text:style-name="WWNum1">
        <text:list-item>
          <text:list>
            <text:list-item>
              <text:list>
                <text:list-item>
                  <text:p text:style-name="P15"><text:span text:style-name="T7">Quel</text:span><text:span text:style-name="T15"> </text:span><text:span text:style-name="T7">sera</text:span><text:span text:style-name="T14"> </text:span><text:span text:style-name="T7">le</text:span><text:span text:style-name="T15"> </text:span><text:span text:style-name="T7">code couleur de</text:span><text:span text:style-name="T14"> </text:span><text:span text:style-name="T7">votre</text:span><text:span text:style-name="T14"> </text:span><text:span text:style-name="T7">site ?</text:span><text:span text:style-name="T19"> </text:span><text:span text:style-name="T7">Quelle</text:span><text:span text:style-name="T14"> </text:span><text:span text:style-name="T7">sera</text:span><text:span text:style-name="T15"> </text:span><text:span text:style-name="T7">la</text:span><text:span text:style-name="T15"> </text:span><text:span text:style-name="T7">couleur</text:span><text:span text:style-name="T14"> </text:span><text:span text:style-name="T7">dominante ?</text:span></text:p>
                </text:list-item>
              </text:list>
            </text:list-item>
          </text:list>
        </text:list-item>
      </text:list>
      <text:p text:style-name="P25"><text:span text:style-name="T7"><text:tab/>Blanc, Noir, Marron</text:span></text:p>
      <text:p text:style-name="P60"/>
      <text:list xml:id="list120313100826112" text:continue-numbering="true" text:style-name="WWNum1">
        <text:list-item>
          <text:list>
            <text:list-item>
              <text:h text:style-name="P5" text:outline-level="3">Design :</text:h>
            </text:list-item>
          </text:list>
        </text:list-item>
      </text:list>
      <text:p text:style-name="P65"/>
      <text:p text:style-name="P80">Avez-vous<text:span text:style-name="T4"> </text:span>des<text:span text:style-name="T6"> </text:span>exigences particulières concernant<text:span text:style-name="T22"> </text:span>le<text:span text:style-name="T4"> </text:span>design<text:span text:style-name="T6"> </text:span>de<text:span text:style-name="T5"> </text:span>votre<text:span text:style-name="T5"> </text:span>site<text:span text:style-name="T5"> </text:span>:<text:span text:style-name="T36"> </text:span>responsive…<text:span text:style-name="T6"> </text:span>?</text:p>
      <text:p text:style-name="P82">Simple, structurer, minimaliste.</text:p>
      <text:p text:style-name="P68"/>
      <text:list xml:id="list120312010795744" text:continue-numbering="true" text:style-name="WWNum1">
        <text:list-item>
          <text:list>
            <text:list-item>
              <text:h text:style-name="P8" text:outline-level="3">Maquettes<text:span text:style-name="T5"> </text:span>:</text:h>
            </text:list-item>
          </text:list>
        </text:list-item>
      </text:list>
      <text:p text:style-name="P76"/>
      <text:p text:style-name="P85">Avez-vous fait réaliser des <text:a xlink:type="simple" xlink:href="https://www.lafabriquedunet.fr/conseils/conception-site-web/creer-maquettes-site-web/" text:style-name="Default_20_Style" text:visited-style-name="Default_20_Style">maquettes graphiques </text:a>pour décrire l’organisation des principales<text:span text:style-name="T35"> </text:span>pages de votre site web ? Ce n’est pas obligatoire, notamment<text:span text:style-name="T22"> </text:span>si vous voulez laisser<text:span text:style-name="T22"> </text:span>beaucoup de liberté à votre prestataire. Mais si vous avez une idée précise de ce que vous<text:span text:style-name="T22"> </text:span>attendez, il est peut-être temps de vous initier à l’utilisation d’un logiciel pour réaliser vos<text:span text:style-name="T22"> </text:span>maquettes.</text:p>
      <text:p text:style-name="P71"/>
      <text:list xml:id="list120312350276270" text:continue-numbering="true" text:style-name="WWNum1">
        <text:list-item>
          <text:h text:style-name="P4" text:outline-level="2">Description<text:span text:style-name="T1"> </text:span>fonctionnelle<text:span text:style-name="T5"> </text:span>et<text:span text:style-name="T22"> </text:span>technique</text:h>
        </text:list-item>
      </text:list>
      <text:p text:style-name="P69"/>
      <text:p text:style-name="P86">Si vous disposez de spécifications fonctionnelles détaillées ou de tout autre document utile<text:span text:style-name="T35"> </text:span>n’hésitez pas<text:span text:style-name="T6"> </text:span>à les<text:span text:style-name="T4"> </text:span>ajouter en annexe<text:span text:style-name="T6"> </text:span>de<text:span text:style-name="T4"> </text:span>votre<text:span text:style-name="T6"> </text:span>cahier<text:span text:style-name="T4"> </text:span>des<text:span text:style-name="T6"> </text:span>charges.</text:p>
      <text:p text:style-name="P77"/>
      <text:list xml:id="list1841658221" text:style-name="WWNum2">
        <text:list-item>
          <text:list>
            <text:list-item>
              <text:h text:style-name="P10" text:outline-level="3">Arborescence<text:span text:style-name="T5"> </text:span>du<text:span text:style-name="T6"> </text:span>site<text:span text:style-name="T4"> </text:span>:</text:h>
            </text:list-item>
          </text:list>
        </text:list-item>
      </text:list>
      <text:p text:style-name="P81">Présenter<text:span text:style-name="T5"> </text:span>l’arborescence de<text:span text:style-name="T4"> </text:span>votre<text:span text:style-name="T4"> </text:span>site<text:span text:style-name="T4"> </text:span>sous<text:span text:style-name="T4"> </text:span>la<text:span text:style-name="T4"> </text:span>forme<text:span text:style-name="T6"> </text:span>d’un<text:span text:style-name="T22"> </text:span>schéma<text:span text:style-name="T4"> </text:span>est<text:span text:style-name="T6"> </text:span>souvent une<text:span text:style-name="T6"> </text:span>bonne<text:span text:style-name="T5"> </text:span>idée<text:span text:style-name="T6"> </text:span>!</text:p>
      <text:p text:style-name="P78"/>
      <text:list xml:id="list120312442967475" text:continue-numbering="true" text:style-name="WWNum2">
        <text:list-item>
          <text:list>
            <text:list-item>
              <text:list>
                <text:list-item>
                  <text:p text:style-name="P18"><text:span text:style-name="T7">Quelle</text:span><text:span text:style-name="T14"> </text:span><text:span text:style-name="T7">sont</text:span><text:span text:style-name="T15"> </text:span><text:span text:style-name="T7">les grandes</text:span><text:span text:style-name="T15"> </text:span><text:span text:style-name="T7">sections de</text:span><text:span text:style-name="T14"> </text:span><text:span text:style-name="T7">votre</text:span><text:span text:style-name="T14"> </text:span><text:span text:style-name="T7">site ?</text:span></text:p>
                </text:list-item>
                <text:list-item>
                  <text:p text:style-name="P26"><text:span text:style-name="T7">FEMME, HOMME, Page d’acceuil</text:span></text:p>
                  <text:p text:style-name="P26"><text:span text:style-name="T7"/></text:p>
                </text:list-item>
                <text:list-item>
                  <text:p text:style-name="P18"><text:span text:style-name="T7">Comment</text:span><text:span text:style-name="T14"> </text:span><text:span text:style-name="T7">sont</text:span><text:span text:style-name="T15"> </text:span><text:span text:style-name="T7">organisées</text:span><text:span text:style-name="T15"> </text:span><text:span text:style-name="T7">les</text:span><text:span text:style-name="T14"> </text:span><text:span text:style-name="T7">différentes</text:span><text:span text:style-name="T15"> </text:span><text:span text:style-name="T7">rubriques</text:span><text:span text:style-name="T15"> </text:span><text:span text:style-name="T7">?</text:span></text:p>
                </text:list-item>
                <text:list-item>
                  <text:p text:style-name="P26"><text:span text:style-name="T7">Entête du site horizontales.</text:span></text:p>
                </text:list-item>
                <text:list-item>
                  <text:p text:style-name="P26"><text:span text:style-name="T7"/></text:p>
                </text:list-item>
                <text:list-item>
                  <text:p text:style-name="P18"><text:span text:style-name="T7">Quelles</text:span><text:span text:style-name="T14"> </text:span><text:span text:style-name="T7">sont</text:span><text:span text:style-name="T15"> </text:span><text:span text:style-name="T7">les</text:span><text:span text:style-name="T15"> </text:span><text:span text:style-name="T7">pages</text:span><text:span text:style-name="T15"> </text:span><text:span text:style-name="T7">principales</text:span><text:span text:style-name="T11"> </text:span><text:span text:style-name="T7">?</text:span></text:p>
                </text:list-item>
                <text:list-item>
                  <text:p text:style-name="P26"><text:span text:style-name="T7">Pag d’accueil, HOMME, femme, commande</text:span></text:p>
                </text:list-item>
              </text:list>
            </text:list-item>
          </text:list>
        </text:list-item>
      </text:list>
      <text:p text:style-name="P55"/>
      <text:list xml:id="list1673802868" text:style-name="WWNum3">
        <text:list-item>
          <text:list>
            <text:list-item>
              <text:h text:style-name="P6" text:outline-level="3">Description<text:span text:style-name="T6"> </text:span>fonctionnelle :</text:h>
            </text:list-item>
          </text:list>
        </text:list-item>
      </text:list>
      <text:p text:style-name="P61"/>
      <text:list xml:id="list120311630752517" text:continue-numbering="true" text:style-name="WWNum3">
        <text:list-item>
          <text:list>
            <text:list-item>
              <text:list>
                <text:list-item>
                  <text:p text:style-name="P34"><text:span text:style-name="T7">Votre site comprend-t-il une boutique en ligne ? Si oui, essayer de préciser les modes</text:span><text:span text:style-name="T17"> </text:span><text:span text:style-name="T7">de</text:span><text:span text:style-name="T14"> </text:span><text:span text:style-name="T7">livraison et de</text:span><text:span text:style-name="T15"> </text:span><text:span text:style-name="T7">paiement envisagés…</text:span></text:p>
                </text:list-item>
                <text:list-item>
                  <text:p text:style-name="P35"><text:span text:style-name="T7">OUI tous les différents mode sont bas de la page </text:span></text:p>
                  <text:p text:style-name="P35"><text:span text:style-name="T7"/></text:p>
                </text:list-item>
                <text:list-item>
                  <text:p text:style-name="P19"><text:span text:style-name="T7">Doit-il</text:span><text:span text:style-name="T11"> </text:span><text:span text:style-name="T7">y</text:span><text:span text:style-name="T21"> </text:span><text:span text:style-name="T7">avoir</text:span><text:span text:style-name="T15"> </text:span><text:span text:style-name="T7">un</text:span><text:span text:style-name="T11"> </text:span><text:span text:style-name="T7">espace client</text:span><text:span text:style-name="T15"> </text:span><text:span text:style-name="T7">sécurisé</text:span><text:span text:style-name="T15"> </text:span><text:span text:style-name="T7">par mot</text:span><text:span text:style-name="T15"> </text:span><text:span text:style-name="T7">de passe</text:span><text:span text:style-name="T11"> </text:span><text:span text:style-name="T7">?</text:span></text:p>
                </text:list-item>
                <text:list-item>
                  <text:p text:style-name="P27"><text:span text:style-name="T7">OUI car on va créer une fiche contact.</text:span></text:p>
                </text:list-item>
                <text:list-item>
                  <text:p text:style-name="P19"><text:soft-page-break/><text:span text:style-name="T7"/></text:p>
                </text:list-item>
              </text:list>
            </text:list-item>
          </text:list>
        </text:list-item>
      </text:list>
      <text:p text:style-name="P73"/>
      <text:list xml:id="list120312357840491" text:continue-numbering="true" text:style-name="WWNum3">
        <text:list-item>
          <text:list>
            <text:list-item>
              <text:list>
                <text:list-header>
                  <text:p text:style-name="P51"/>
                </text:list-header>
                <text:list-item>
                  <text:p text:style-name="P36"><text:span text:style-name="T7">Votre site doit-il intégrer un moteur de recherche interne ? Un blog ? Un module</text:span><text:span text:style-name="T17"> </text:span><text:span text:style-name="T7">d’inscription</text:span><text:span text:style-name="T15"> </text:span><text:span text:style-name="T7">newsletter</text:span><text:span text:style-name="T15"> </text:span><text:span text:style-name="T7">?</text:span></text:p>
                </text:list-item>
                <text:list-item>
                  <text:p text:style-name="P37"><text:span text:style-name="T7">Oui un moteur de recherche interne en haut de la page</text:span></text:p>
                  <text:p text:style-name="P48"/>
                </text:list-item>
              </text:list>
            </text:list-item>
            <text:list-item>
              <text:h text:style-name="P6" text:outline-level="3">Informations<text:span text:style-name="T4"> </text:span>relatives<text:span text:style-name="T4"> </text:span>aux<text:span text:style-name="T6"> </text:span>contenus :</text:h>
            </text:list-item>
          </text:list>
        </text:list-item>
      </text:list>
      <text:p text:style-name="P65"/>
      <text:list xml:id="list120311995105087" text:continue-numbering="true" text:style-name="WWNum3">
        <text:list-item>
          <text:list>
            <text:list-item>
              <text:list>
                <text:list-item>
                  <text:p text:style-name="P38"><text:span text:style-name="T7">Quels ont les différents types de contenus que vous comptez présenter sur votre site :</text:span><text:span text:style-name="T17"> </text:span><text:span text:style-name="T7">articles,</text:span><text:span text:style-name="T14"> </text:span><text:span text:style-name="T7">images,</text:span><text:span text:style-name="T15"> </text:span><text:span text:style-name="T7">vidéos, ressources</text:span><text:span text:style-name="T14"> </text:span><text:span text:style-name="T7">téléchargeables,</text:span><text:span text:style-name="T15"> </text:span><text:span text:style-name="T7">…</text:span><text:span text:style-name="T11"> </text:span><text:span text:style-name="T7">?</text:span></text:p>
                </text:list-item>
                <text:list-item>
                  <text:p text:style-name="P39"><text:span text:style-name="T7">images, (si on a <text:s/>des video)</text:span></text:p>
                  <text:p text:style-name="P48"/>
                </text:list-item>
              </text:list>
            </text:list-item>
          </text:list>
        </text:list-item>
      </text:list>
      <text:p text:style-name="P68"/>
      <text:list xml:id="list120312148511609" text:continue-numbering="true" text:style-name="WWNum3">
        <text:list-item>
          <text:list>
            <text:list-item>
              <text:h text:style-name="P6" text:outline-level="3">Contraintes<text:span text:style-name="T4"> </text:span>techniques :</text:h>
            </text:list-item>
          </text:list>
        </text:list-item>
      </text:list>
      <text:p text:style-name="P64"/>
      <text:list xml:id="list120312483140544" text:continue-numbering="true" text:style-name="WWNum3">
        <text:list-item>
          <text:list>
            <text:list-item>
              <text:list>
                <text:list-item>
                  <text:p text:style-name="P19"><text:span text:style-name="T7">Avec</text:span><text:span text:style-name="T14"> </text:span><text:span text:style-name="T7">quels navigateurs votre</text:span><text:span text:style-name="T14"> </text:span><text:span text:style-name="T7">site</text:span><text:span text:style-name="T14"> </text:span><text:span text:style-name="T7">doit-il être</text:span><text:span text:style-name="T14"> </text:span><text:span text:style-name="T7">compatible ?</text:span></text:p>
                  <text:list>
                    <text:list-header>
                      <text:p text:style-name="P49"><text:span text:style-name="T10"><text:s text:c="3"/><text:tab/>Chrome,firefox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63"/>
      <text:list xml:id="list120311675131140" text:continue-list="list120312350276270" text:style-name="WWNum1">
        <text:list-item>
          <text:h text:style-name="P3" text:outline-level="2">Prestations<text:span text:style-name="T3"> </text:span>attendues<text:span text:style-name="T4"> </text:span>et<text:span text:style-name="T3"> </text:span>modalités<text:span text:style-name="T4"> </text:span>de<text:span text:style-name="T4"> </text:span>sélection<text:span text:style-name="T3"> </text:span>des<text:span text:style-name="T4"> </text:span>prestataires</text:h>
        </text:list-item>
      </text:list>
      <text:p text:style-name="P65"/>
      <text:list xml:id="list120312494779231" text:continue-numbering="true" text:style-name="WWNum1">
        <text:list-item>
          <text:list>
            <text:list-item>
              <text:h text:style-name="P8" text:outline-level="3">Prestations<text:span text:style-name="T4"> </text:span>attendues :</text:h>
            </text:list-item>
          </text:list>
        </text:list-item>
      </text:list>
      <text:p text:style-name="P76"/>
      <text:p text:style-name="P87">Précisez ici la liste de toutes les prestations que vous souhaitez sous-traiter à votre futur<text:span text:style-name="T22"> </text:span>prestataire<text:span text:style-name="T6"> </text:span>et<text:span text:style-name="T6"> </text:span>pour<text:span text:style-name="T6"> </text:span>lesquelles<text:span text:style-name="T6"> </text:span>vous<text:span text:style-name="T6"> </text:span>souhaitez que<text:span text:style-name="T4"> </text:span>les<text:span text:style-name="T6"> </text:span>candidats<text:span text:style-name="T6"> </text:span>vous<text:span text:style-name="T6"> </text:span>soumettent<text:span text:style-name="T6"> </text:span>de<text:span text:style-name="T6"> </text:span>devis<text:span text:style-name="T36"> </text:span>:</text:p>
      <text:p text:style-name="P78"/>
      <text:list xml:id="list120311743945432" text:continue-numbering="true" text:style-name="WWNum1">
        <text:list-item>
          <text:list>
            <text:list-item>
              <text:list>
                <text:list-item>
                  <text:p text:style-name="P15"><text:span text:style-name="T7">Développement</text:span></text:p>
                </text:list-item>
                <text:list-item>
                  <text:p text:style-name="P15"><text:span text:style-name="T7">Design </text:span><text:span text:style-name="T10">du site</text:span></text:p>
                  <text:p text:style-name="P15"><text:span text:style-name="T7"/></text:p>
                </text:list-item>
              </text:list>
            </text:list-item>
          </text:list>
        </text:list-item>
      </text:list>
      <text:p text:style-name="P68"/>
      <text:list xml:id="list120312632094712" text:continue-numbering="true" text:style-name="WWNum1">
        <text:list-item>
          <text:list>
            <text:list-item>
              <text:h text:style-name="P5" text:outline-level="3">Planning<text:span text:style-name="T6"> </text:span>:</text:h>
            </text:list-item>
          </text:list>
        </text:list-item>
      </text:list>
      <text:p text:style-name="P65"/>
      <text:list xml:id="list120311447871860" text:continue-numbering="true" text:style-name="WWNum1">
        <text:list-item>
          <text:list>
            <text:list-item>
              <text:list>
                <text:list-item>
                  <text:p text:style-name="P15"><text:span text:style-name="T7">Quelle</text:span><text:span text:style-name="T14"> </text:span><text:span text:style-name="T7">est</text:span><text:span text:style-name="T15"> </text:span><text:span text:style-name="T7">la</text:span><text:span text:style-name="T15"> </text:span><text:span text:style-name="T7">date</text:span><text:span text:style-name="T15"> </text:span><text:span text:style-name="T7">limite</text:span><text:span text:style-name="T15"> </text:span><text:span text:style-name="T7">soumission</text:span><text:span text:style-name="T15"> </text:span><text:span text:style-name="T7">de</text:span><text:span text:style-name="T15"> </text:span><text:span text:style-name="T7">candidature pour</text:span><text:span text:style-name="T15"> </text:span><text:span text:style-name="T7">les</text:span><text:span text:style-name="T15"> </text:span><text:span text:style-name="T7">prestataires</text:span><text:span text:style-name="T20"> </text:span><text:span text:style-name="T7">?</text:span></text:p>
                </text:list-item>
                <text:list-item>
                  <text:p text:style-name="P15"><text:span text:style-name="T7">15décembre </text:span></text:p>
                  <text:p text:style-name="P47"/>
                </text:list-item>
              </text:list>
            </text:list-item>
          </text:list>
        </text:list-item>
      </text:list>
      <text:p text:style-name="P75"/>
      <text:list xml:id="list120311379682486" text:continue-numbering="true" text:style-name="WWNum1">
        <text:list-item>
          <text:list>
            <text:list-item>
              <text:h text:style-name="P9" text:outline-level="3">Méthodologie<text:span text:style-name="T4"> </text:span>de<text:span text:style-name="T6"> </text:span>suivi<text:span text:style-name="T22"> </text:span>:</text:h>
            </text:list-item>
          </text:list>
        </text:list-item>
      </text:list>
      <text:p text:style-name="P76"/>
      <text:list xml:id="list120312725986590" text:continue-numbering="true" text:style-name="WWNum1">
        <text:list-item>
          <text:list>
            <text:list-item>
              <text:list>
                <text:list-header>
                  <text:p text:style-name="P52"/>
                </text:list-header>
                <text:list-item>
                  <text:p text:style-name="P41"><text:span text:style-name="T7">Comment voulez-vous organiser le suivi du projet : échanges téléphoniques</text:span><text:span text:style-name="T17"> </text:span><text:span text:style-name="T7">hebdomadaires,</text:span><text:span text:style-name="T14"> </text:span><text:span text:style-name="T7">présentation</text:span><text:span text:style-name="T15"> </text:span><text:span text:style-name="T7">physique</text:span><text:span text:style-name="T14"> </text:span><text:span text:style-name="T7">régulière</text:span><text:span text:style-name="T16"> </text:span><text:span text:style-name="T7">des</text:span><text:span text:style-name="T15"> </text:span><text:span text:style-name="T7">avancées,</text:span><text:span text:style-name="T14"> </text:span><text:span text:style-name="T7">…</text:span><text:span text:style-name="T19"> </text:span><text:span text:style-name="T7">?</text:span></text:p>
                </text:list-item>
                <text:list-item>
                  <text:p text:style-name="P41"><text:span text:style-name="T7"/></text:p>
                </text:list-item>
                <text:list-item>
                  <text:p text:style-name="P42"><text:span text:style-name="T7">par appels discord</text:span></text:p>
                  <text:p text:style-name="P47"/>
                </text:list-item>
              </text:list>
            </text:list-item>
          </text:list>
        </text:list-item>
      </text:list>
      <text:p text:style-name="P60"/>
      <text:list xml:id="list120312624774412" text:continue-numbering="true" text:style-name="WWNum1">
        <text:list-item>
          <text:list>
            <text:list-item>
              <text:h text:style-name="P5" text:outline-level="3">Modalités<text:span text:style-name="T4"> </text:span>de<text:span text:style-name="T4"> </text:span>sélection<text:span text:style-name="T4"> </text:span>du<text:span text:style-name="T5"> </text:span>prestataire<text:span text:style-name="T22"> </text:span>:</text:h>
            </text:list-item>
          </text:list>
        </text:list-item>
      </text:list>
      <text:p text:style-name="P56"/>
      <text:list xml:id="list120311680200818" text:continue-numbering="true" text:style-name="WWNum1">
        <text:list-item>
          <text:list>
            <text:list-item>
              <text:list>
                <text:list-item>
                  <text:p text:style-name="P43"><text:span text:style-name="T7">Quels éléments souhaitez-vous que le prestataire intègre à sa réponse : présentation de</text:span><text:span text:style-name="T17"> </text:span><text:span text:style-name="T7">la</text:span><text:span text:style-name="T15"> </text:span><text:span text:style-name="T7">société</text:span><text:span text:style-name="T15"> </text:span><text:span text:style-name="T7">avec</text:span><text:span text:style-name="T15"> </text:span><text:span text:style-name="T7">références,</text:span><text:span text:style-name="T15"> </text:span><text:span text:style-name="T7">préconisations techniques, difficultés</text:span><text:span text:style-name="T15"> </text:span><text:span text:style-name="T7">identifiées,</text:span></text:p>
                </text:list-item>
              </text:list>
            </text:list-item>
          </text:list>
        </text:list-item>
      </text:list>
      <text:p text:style-name="P88">méthodologie<text:span text:style-name="T4"> </text:span>proposée,<text:span text:style-name="T22"> </text:span>présentation<text:span text:style-name="T6"> </text:span>de<text:span text:style-name="T6"> </text:span>l’équipe projet,<text:span text:style-name="T6"> </text:span>devis<text:span text:style-name="T6"> </text:span>détaillé,<text:span text:style-name="T6"> </text:span>…<text:span text:style-name="T36"> </text:span>?</text:p>
      <text:list xml:id="list120311985372502" text:continue-numbering="true" text:style-name="WWNum1">
        <text:list-item>
          <text:list>
            <text:list-item>
              <text:list>
                <text:list-item>
                  <text:p text:style-name="P15"><text:span text:style-name="T7">Avez-vous</text:span><text:span text:style-name="T14"> </text:span><text:span text:style-name="T7">établi</text:span><text:span text:style-name="T15"> </text:span><text:span text:style-name="T7">une grille</text:span><text:span text:style-name="T15"> </text:span><text:span text:style-name="T7">de</text:span><text:span text:style-name="T16"> </text:span><text:span text:style-name="T7">critères</text:span><text:span text:style-name="T15"> </text:span><text:span text:style-name="T7">pour évaluer</text:span><text:span text:style-name="T15"> </text:span><text:span text:style-name="T7">les</text:span><text:span text:style-name="T15"> </text:span><text:span text:style-name="T7">réponses</text:span><text:span text:style-name="T15"> </text:span><text:span text:style-name="T7">des</text:span><text:span text:style-name="T15"> </text:span><text:span text:style-name="T7">prestataires</text:span><text:span text:style-name="T19"> </text:span><text:span text:style-name="T7">?</text:span></text:p>
                </text:list-item>
                <text:list-item>
                  <text:p text:style-name="P44"><text:span text:style-name="T7">Indiquez</text:span><text:span text:style-name="T15"> </text:span><text:span text:style-name="T7">le</text:span><text:span text:style-name="T15"> </text:span><text:span text:style-name="T7">ou</text:span><text:span text:style-name="T15"> </text:span><text:span text:style-name="T7">les contacts</text:span><text:span text:style-name="T15"> </text:span><text:span text:style-name="T7">en</text:span><text:span text:style-name="T15"> </text:span><text:span text:style-name="T7">cas</text:span><text:span text:style-name="T15"> </text:span><text:span text:style-name="T7">de</text:span><text:span text:style-name="T15"> </text:span><text:span text:style-name="T7">question</text:span><text:span text:style-name="T15"> </text:span><text:span text:style-name="T7">sur</text:span><text:span text:style-name="T15"> </text:span><text:span text:style-name="T7">le</text:span><text:span text:style-name="T14"> </text:span><text:span text:style-name="T7">cahier</text:span><text:span text:style-name="T15"> </text:span><text:span text:style-name="T7">des</text:span><text:span text:style-name="T15"> </text:span><text:span text:style-name="T7">charges</text:span><text:span text:style-name="T11"> </text:span><text:span text:style-name="T7">ainsi</text:span><text:span text:style-name="T15"> </text:span><text:span text:style-name="T7">que</text:span><text:span text:style-name="T14"> </text:span><text:span text:style-name="T7">la</text:span><text:span text:style-name="T17"> </text:span><text:span text:style-name="T7">date</text:span><text:span text:style-name="T15"> </text:span><text:span text:style-name="T7">limite</text:span><text:span text:style-name="T15"> </text:span><text:span text:style-name="T7">de</text:span><text:span text:style-name="T15"> </text:span><text:span text:style-name="T7">réponse</text:span></text:p>
                </text:list-item>
                <text:list-item>
                  <text:p text:style-name="P45"><text:span text:style-name="T7">Si</text:span><text:span text:style-name="T14"> </text:span><text:span text:style-name="T7">vous</text:span><text:span text:style-name="T15"> </text:span><text:span text:style-name="T7">disposez d’une</text:span><text:span text:style-name="T16"> </text:span><text:span text:style-name="T7">estimation</text:span><text:span text:style-name="T15"> </text:span><text:span text:style-name="T7">de</text:span><text:span text:style-name="T15"> </text:span><text:span text:style-name="T7">budget</text:span><text:span text:style-name="T14"> </text:span><text:span text:style-name="T7">pour votre</text:span><text:span text:style-name="T16"> </text:span><text:span text:style-name="T7">projet</text:span><text:span text:style-name="T15"> </text:span><text:span text:style-name="T7">vous</text:span><text:span text:style-name="T14"> </text:span><text:span text:style-name="T7">pouvez également</text:span><text:span text:style-name="T17"> </text:span><text:span text:style-name="T7">le</text:span><text:span text:style-name="T15"> </text:span><text:span text:style-name="T7">mentionner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font-name="Times New Roman" fo:font-family="'Times New Roman'" style:font-family-generic="roman" style:font-pitch="variable" fo:language="fr" fo:country="FR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2.709cm" fo:margin-right="0cm" fo:text-indent="0cm" style:auto-text-indent="false"/>
      <style:text-properties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1.917cm" fo:margin-right="0cm" fo:text-indent="-0.48cm" style:auto-text-indent="false"/>
      <style:text-properties style:font-name="Times New Roman" fo:font-family="'Times New Roman'" style:font-family-generic="roman" style:font-pitch="variable" fo:font-size="13.5pt" fo:language="fr" fo:country="FR" fo:font-weight="bold" style:font-name-asian="Times New Roman1" style:font-family-asian="'Times New Roman'" style:font-family-generic-asian="system" style:font-pitch-asian="variable" style:font-size-asian="13.5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3.5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2.18cm" fo:margin-right="0cm" fo:text-indent="-0.743cm" style:auto-text-indent="false"/>
      <style:text-properties style:font-name="Times New Roman" fo:font-family="'Times New Roman'" style:font-family-generic="roman" style:font-pitch="variable" fo:font-size="12pt" fo:language="fr" fo:country="FR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2.709cm" fo:margin-right="0cm" fo:text-indent="-0.637cm" style:auto-text-indent="false"/>
      <style:text-properties style:font-name="Times New Roman" fo:font-family="'Times New Roman'" style:font-family-generic="roman" style:font-pitch="variable" fo:language="fr" fo:country="FR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margin-left="0.189cm" fo:margin-right="0cm" fo:line-height="0.496cm" fo:text-indent="0cm" style:auto-text-indent="false"/>
      <style:text-properties style:font-name="Times New Roman" fo:font-family="'Times New Roman'" style:font-family-generic="roman" style:font-pitch="variable" fo:language="fr" fo:country="FR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language="fr" fo:country="FR" style:language-asian="en" style:country-asian="US" style:language-complex="ar" style:country-complex="SA"/>
    </style:style>
    <style:style style:name="ListLabel_20_2" style:display-name="ListLabel 2" style:family="text">
      <style:text-properties fo:font-size="12pt" fo:language="fr" fo:country="FR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3" style:display-name="ListLabel 3" style:family="text">
      <style:text-properties fo:font-size="10pt" fo:language="fr" fo:country="FR" style:font-name-asian="Symbol1" style:font-family-asian="Symbol" style:font-family-generic-asian="system" style:font-pitch-asian="variable" style:font-size-asian="10pt" style:language-asian="en" style:country-asian="US" style:font-name-complex="Symbol1" style:font-family-complex="Symbol" style:font-family-generic-complex="system" style:font-pitch-complex="variable" style:font-size-complex="10pt" style:language-complex="ar" style:country-complex="SA" style:text-scale="99%"/>
    </style:style>
    <style:style style:name="ListLabel_20_4" style:display-name="ListLabel 4" style:family="text">
      <style:text-properties fo:language="fr" fo:country="FR" style:language-asian="en" style:country-asian="US" style:language-complex="ar" style:country-complex="SA"/>
    </style:style>
    <style:style style:name="ListLabel_20_5" style:display-name="ListLabel 5" style:family="text">
      <style:text-properties fo:language="fr" fo:country="FR" style:language-asian="en" style:country-asian="US" style:language-complex="ar" style:country-complex="SA"/>
    </style:style>
    <style:style style:name="ListLabel_20_6" style:display-name="ListLabel 6" style:family="text">
      <style:text-properties fo:language="fr" fo:country="FR" style:language-asian="en" style:country-asian="US" style:language-complex="ar" style:country-complex="SA"/>
    </style:style>
    <style:style style:name="ListLabel_20_7" style:display-name="ListLabel 7" style:family="text">
      <style:text-properties fo:language="fr" fo:country="FR" style:language-asian="en" style:country-asian="US" style:language-complex="ar" style:country-complex="SA"/>
    </style:style>
    <style:style style:name="ListLabel_20_8" style:display-name="ListLabel 8" style:family="text">
      <style:text-properties fo:language="fr" fo:country="FR" style:language-asian="en" style:country-asian="US" style:language-complex="ar" style:country-complex="SA"/>
    </style:style>
    <style:style style:name="ListLabel_20_9" style:display-name="ListLabel 9" style:family="text">
      <style:text-properties fo:language="fr" fo:country="FR" style:language-asian="en" style:country-asian="US" style:language-complex="ar" style:country-complex="SA"/>
    </style:style>
    <style:style style:name="ListLabel_20_10" style:display-name="ListLabel 10" style:family="text">
      <style:text-properties fo:language="fr" fo:country="FR" style:language-asian="en" style:country-asian="US" style:language-complex="ar" style:country-complex="SA"/>
    </style:style>
    <style:style style:name="ListLabel_20_11" style:display-name="ListLabel 11" style:family="text">
      <style:text-properties fo:font-size="12pt" fo:language="fr" fo:country="FR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12" style:display-name="ListLabel 12" style:family="text">
      <style:text-properties fo:font-size="10pt" fo:language="fr" fo:country="FR" style:font-name-asian="Symbol1" style:font-family-asian="Symbol" style:font-family-generic-asian="system" style:font-pitch-asian="variable" style:font-size-asian="10pt" style:language-asian="en" style:country-asian="US" style:font-name-complex="Symbol1" style:font-family-complex="Symbol" style:font-family-generic-complex="system" style:font-pitch-complex="variable" style:font-size-complex="10pt" style:language-complex="ar" style:country-complex="SA" style:text-scale="99%"/>
    </style:style>
    <style:style style:name="ListLabel_20_13" style:display-name="ListLabel 13" style:family="text">
      <style:text-properties fo:language="fr" fo:country="FR" style:language-asian="en" style:country-asian="US" style:language-complex="ar" style:country-complex="SA"/>
    </style:style>
    <style:style style:name="ListLabel_20_14" style:display-name="ListLabel 14" style:family="text">
      <style:text-properties fo:language="fr" fo:country="FR" style:language-asian="en" style:country-asian="US" style:language-complex="ar" style:country-complex="SA"/>
    </style:style>
    <style:style style:name="ListLabel_20_15" style:display-name="ListLabel 15" style:family="text">
      <style:text-properties fo:language="fr" fo:country="FR" style:language-asian="en" style:country-asian="US" style:language-complex="ar" style:country-complex="SA"/>
    </style:style>
    <style:style style:name="ListLabel_20_16" style:display-name="ListLabel 16" style:family="text">
      <style:text-properties fo:language="fr" fo:country="FR" style:language-asian="en" style:country-asian="US" style:language-complex="ar" style:country-complex="SA"/>
    </style:style>
    <style:style style:name="ListLabel_20_17" style:display-name="ListLabel 17" style:family="text">
      <style:text-properties fo:language="fr" fo:country="FR" style:language-asian="en" style:country-asian="US" style:language-complex="ar" style:country-complex="SA"/>
    </style:style>
    <style:style style:name="ListLabel_20_18" style:display-name="ListLabel 18" style:family="text">
      <style:text-properties fo:language="fr" fo:country="FR" style:language-asian="en" style:country-asian="US" style:language-complex="ar" style:country-complex="SA"/>
    </style:style>
    <style:style style:name="ListLabel_20_19" style:display-name="ListLabel 19" style:family="text">
      <style:text-properties fo:font-size="13.5pt" fo:language="fr" fo:country="FR" fo:font-weight="bold" style:font-name-asian="Times New Roman1" style:font-family-asian="'Times New Roman'" style:font-family-generic-asian="system" style:font-pitch-asian="variable" style:font-size-asian="13.5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3.5pt" style:language-complex="ar" style:country-complex="SA" style:font-weight-complex="bold" style:text-scale="100%"/>
    </style:style>
    <style:style style:name="ListLabel_20_20" style:display-name="ListLabel 20" style:family="text">
      <style:text-properties fo:font-size="12pt" fo:language="fr" fo:country="FR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21" style:display-name="ListLabel 21" style:family="text">
      <style:text-properties fo:font-size="10pt" fo:language="fr" fo:country="FR" style:font-name-asian="Symbol1" style:font-family-asian="Symbol" style:font-family-generic-asian="system" style:font-pitch-asian="variable" style:font-size-asian="10pt" style:language-asian="en" style:country-asian="US" style:font-name-complex="Symbol1" style:font-family-complex="Symbol" style:font-family-generic-complex="system" style:font-pitch-complex="variable" style:font-size-complex="10pt" style:language-complex="ar" style:country-complex="SA" style:text-scale="99%"/>
    </style:style>
    <style:style style:name="ListLabel_20_22" style:display-name="ListLabel 22" style:family="text">
      <style:text-properties fo:language="fr" fo:country="FR" style:language-asian="en" style:country-asian="US" style:language-complex="ar" style:country-complex="SA"/>
    </style:style>
    <style:style style:name="ListLabel_20_23" style:display-name="ListLabel 23" style:family="text">
      <style:text-properties fo:language="fr" fo:country="FR" style:language-asian="en" style:country-asian="US" style:language-complex="ar" style:country-complex="SA"/>
    </style:style>
    <style:style style:name="ListLabel_20_24" style:display-name="ListLabel 24" style:family="text">
      <style:text-properties fo:language="fr" fo:country="FR" style:language-asian="en" style:country-asian="US" style:language-complex="ar" style:country-complex="SA"/>
    </style:style>
    <style:style style:name="ListLabel_20_25" style:display-name="ListLabel 25" style:family="text">
      <style:text-properties fo:language="fr" fo:country="FR" style:language-asian="en" style:country-asian="US" style:language-complex="ar" style:country-complex="SA"/>
    </style:style>
    <style:style style:name="ListLabel_20_26" style:display-name="ListLabel 26" style:family="text">
      <style:text-properties fo:language="fr" fo:country="FR" style:language-asian="en" style:country-asian="US" style:language-complex="ar" style:country-complex="SA"/>
    </style:style>
    <style:style style:name="ListLabel_20_27" style:display-name="ListLabel 27" style:family="text">
      <style:text-properties fo:language="fr" fo:country="FR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format="1" text:start-value="3">
        <style:list-level-properties text:list-level-position-and-space-mode="label-alignment">
          <style:list-level-label-alignment text:label-followed-by="listtab" fo:text-indent="-0.741cm" fo:margin-left="2.18cm"/>
        </style:list-level-properties>
      </text:list-level-style-number>
      <text:list-level-style-number text:level="2" text:style-name="ListLabel_20_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741cm" fo:margin-left="2.18cm"/>
        </style:list-level-properties>
      </text:list-level-style-number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2.709cm"/>
        </style:list-level-properties>
        <style:text-properties style:font-name="Symbo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635cm" fo:margin-left="6.355cm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635cm" fo:margin-left="8.176cm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635cm" fo:margin-left="9.996cm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635cm" fo:margin-left="11.816cm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635cm" fo:margin-left="13.635cm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635cm" fo:margin-left="15.45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 text:start-value="3">
        <style:list-level-properties text:list-level-position-and-space-mode="label-alignment">
          <style:list-level-label-alignment text:label-followed-by="listtab" fo:text-indent="-0.635cm" fo:margin-left="2.074cm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listtab" fo:text-indent="-0.635cm" fo:margin-left="2.074cm"/>
        </style:list-level-properties>
      </text:list-level-style-number>
      <text:list-level-style-bullet text:level="3" text:style-name="ListLabel_20_12" style:num-suffix="" text:bullet-char="">
        <style:list-level-properties text:list-level-position-and-space-mode="label-alignment">
          <style:list-level-label-alignment text:label-followed-by="listtab" fo:text-indent="-0.635cm" fo:margin-left="2.709cm"/>
        </style:list-level-properties>
        <style:text-properties style:font-name="Symbol"/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-0.635cm" fo:margin-left="6.355cm"/>
        </style:list-level-properties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635cm" fo:margin-left="8.176cm"/>
        </style:list-level-properties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 fo:text-indent="-0.635cm" fo:margin-left="9.996cm"/>
        </style:list-level-properties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0.635cm" fo:margin-left="11.816cm"/>
        </style:list-level-properties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635cm" fo:margin-left="13.635cm"/>
        </style:list-level-properties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 fo:text-indent="-0.635cm" fo:margin-left="15.45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478cm" fo:margin-left="1.917cm"/>
        </style:list-level-properties>
      </text:list-level-style-number>
      <text:list-level-style-number text:level="2" text:style-name="ListLabel_20_20" style:num-suffix="." style:num-format="1" text:display-levels="2">
        <style:list-level-properties text:list-level-position-and-space-mode="label-alignment">
          <style:list-level-label-alignment text:label-followed-by="listtab" fo:text-indent="-0.741cm" fo:margin-left="2.18cm"/>
        </style:list-level-properties>
      </text:list-level-style-number>
      <text:list-level-style-bullet text:level="3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2.709cm"/>
        </style:list-level-properties>
        <style:text-properties style:font-name="Symbol"/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text-indent="-0.635cm" fo:margin-left="4.763cm"/>
        </style:list-level-properties>
      </text:list-level-style-bullet>
      <text:list-level-style-bullet text:level="5" text:style-name="ListLabel_20_23" style:num-suffix="•" text:bullet-char="•">
        <style:list-level-properties text:list-level-position-and-space-mode="label-alignment">
          <style:list-level-label-alignment text:label-followed-by="listtab" fo:text-indent="-0.635cm" fo:margin-left="6.81cm"/>
        </style:list-level-properties>
      </text:list-level-style-bullet>
      <text:list-level-style-bullet text:level="6" text:style-name="ListLabel_20_24" style:num-suffix="•" text:bullet-char="•">
        <style:list-level-properties text:list-level-position-and-space-mode="label-alignment">
          <style:list-level-label-alignment text:label-followed-by="listtab" fo:text-indent="-0.635cm" fo:margin-left="8.858cm"/>
        </style:list-level-properties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text-indent="-0.635cm" fo:margin-left="10.906cm"/>
        </style:list-level-properties>
      </text:list-level-style-bullet>
      <text:list-level-style-bullet text:level="8" text:style-name="ListLabel_20_26" style:num-suffix="•" text:bullet-char="•">
        <style:list-level-properties text:list-level-position-and-space-mode="label-alignment">
          <style:list-level-label-alignment text:label-followed-by="listtab" fo:text-indent="-0.635cm" fo:margin-left="12.954cm"/>
        </style:list-level-properties>
      </text:list-level-style-bullet>
      <text:list-level-style-bullet text:level="9" text:style-name="ListLabel_20_27" style:num-suffix="•" text:bullet-char="•">
        <style:list-level-properties text:list-level-position-and-space-mode="label-alignment">
          <style:list-level-label-alignment text:label-followed-by="listtab" fo:text-indent="-0.635cm" fo:margin-left="1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au1" style:family="table">
      <style:table-properties style:width="18.695cm" fo:margin-left="0cm" fo:margin-top="0cm" fo:margin-bottom="0cm" table:align="left" style:writing-mode="lr-tb"/>
    </style:style>
    <style:style style:name="Tableau1.A" style:family="table-column">
      <style:table-column-properties style:column-width="2.439cm"/>
    </style:style>
    <style:style style:name="Tableau1.B" style:family="table-column">
      <style:table-column-properties style:column-width="10.836cm"/>
    </style:style>
    <style:style style:name="Tableau1.C" style:family="table-column">
      <style:table-column-properties style:column-width="5.42cm"/>
    </style:style>
    <style:style style:name="Tableau1.1" style:family="table-row">
      <style:table-row-properties style:min-row-height="0.748cm" fo:keep-together="auto"/>
    </style:style>
    <style:style style:name="Tableau1.A1" style:family="table-cell">
      <style:table-cell-properties fo:padding-left="0.009cm" fo:padding-right="0.009cm" fo:padding-top="0cm" fo:padding-bottom="0cm" fo:border="0.5pt solid #000000"/>
    </style:style>
    <style:style style:name="Tableau2" style:family="table">
      <style:table-properties style:width="18.695cm" fo:margin-left="0cm" fo:margin-top="0cm" fo:margin-bottom="0cm" table:align="left" style:writing-mode="lr-tb"/>
    </style:style>
    <style:style style:name="Tableau2.A" style:family="table-column">
      <style:table-column-properties style:column-width="2.439cm"/>
    </style:style>
    <style:style style:name="Tableau2.B" style:family="table-column">
      <style:table-column-properties style:column-width="10.836cm"/>
    </style:style>
    <style:style style:name="Tableau2.C" style:family="table-column">
      <style:table-column-properties style:column-width="5.42cm"/>
    </style:style>
    <style:style style:name="Tableau2.1" style:family="table-row">
      <style:table-row-properties style:min-row-height="0.748cm" fo:keep-together="auto"/>
    </style:style>
    <style:style style:name="Tableau2.A1" style:family="table-cell">
      <style:table-cell-properties fo:padding-left="0.009cm" fo:padding-right="0.009cm" fo:padding-top="0cm" fo:padding-bottom="0cm" fo:border="0.5pt solid #000000"/>
    </style:style>
    <style:style style:name="Tableau3" style:family="table">
      <style:table-properties style:width="18.695cm" fo:margin-left="0cm" fo:margin-top="0cm" fo:margin-bottom="0cm" table:align="left" style:writing-mode="lr-tb"/>
    </style:style>
    <style:style style:name="Tableau3.A" style:family="table-column">
      <style:table-column-properties style:column-width="2.439cm"/>
    </style:style>
    <style:style style:name="Tableau3.B" style:family="table-column">
      <style:table-column-properties style:column-width="10.836cm"/>
    </style:style>
    <style:style style:name="Tableau3.C" style:family="table-column">
      <style:table-column-properties style:column-width="5.42cm"/>
    </style:style>
    <style:style style:name="Tableau3.1" style:family="table-row">
      <style:table-row-properties style:min-row-height="0.748cm" fo:keep-together="auto"/>
    </style:style>
    <style:style style:name="Tableau3.A1" style:family="table-cell">
      <style:table-cell-properties fo:padding-left="0.009cm" fo:padding-right="0.009cm" fo:padding-top="0cm" fo:padding-bottom="0cm" fo:border="0.5pt solid #000000"/>
    </style:style>
    <style:style style:name="Tableau4" style:family="table">
      <style:table-properties style:width="18.695cm" fo:margin-left="0cm" fo:margin-top="0cm" fo:margin-bottom="0cm" table:align="left" style:writing-mode="lr-tb"/>
    </style:style>
    <style:style style:name="Tableau4.A" style:family="table-column">
      <style:table-column-properties style:column-width="2.439cm"/>
    </style:style>
    <style:style style:name="Tableau4.B" style:family="table-column">
      <style:table-column-properties style:column-width="10.836cm"/>
    </style:style>
    <style:style style:name="Tableau4.C" style:family="table-column">
      <style:table-column-properties style:column-width="5.42cm"/>
    </style:style>
    <style:style style:name="Tableau4.1" style:family="table-row">
      <style:table-row-properties style:min-row-height="0.748cm" fo:keep-together="auto"/>
    </style:style>
    <style:style style:name="Tableau4.A1" style:family="table-cell">
      <style:table-cell-properties fo:padding-left="0.009cm" fo:padding-right="0.009cm" fo:padding-top="0cm" fo:padding-bottom="0cm" fo:border="0.5pt solid #000000"/>
    </style:style>
    <style:style style:name="MP1" style:family="paragraph" style:parent-style-name="Text_20_body">
      <style:paragraph-properties fo:margin-left="0cm" fo:margin-right="0cm" fo:line-height="5%" fo:text-indent="0cm" style:auto-text-indent="false"/>
      <style:text-properties fo:font-size="10pt" style:font-size-asian="10pt"/>
    </style:style>
    <style:style style:name="MP2" style:family="paragraph" style:parent-style-name="Table_20_Paragraph">
      <style:paragraph-properties fo:margin-left="1.319cm" fo:margin-right="1.298cm" fo:margin-top="0.101cm" fo:margin-bottom="0cm" loext:contextual-spacing="false" fo:line-height="100%" fo:text-align="center" style:justify-single-word="false" fo:text-indent="0cm" style:auto-text-indent="false"/>
    </style:style>
    <style:style style:name="MP3" style:family="paragraph" style:parent-style-name="Table_20_Paragraph">
      <style:paragraph-properties fo:margin-left="1.803cm" fo:margin-right="0cm" fo:text-indent="0cm" style:auto-text-indent="false"/>
    </style:style>
    <style:style style:name="MP4" style:family="paragraph" style:parent-style-name="Text_20_body">
      <style:paragraph-properties fo:margin-left="0cm" fo:margin-right="0cm" fo:text-indent="0cm" style:auto-text-indent="false"/>
    </style:style>
    <style:style style:name="MP5" style:family="paragraph">
      <loext:graphic-properties draw:fill="solid" draw:fill-color="#4f81bc"/>
      <style:paragraph-properties fo:text-align="center"/>
    </style:style>
    <style:style style:name="MP6" style:family="paragraph" style:parent-style-name="Frame_20_contents">
      <style:paragraph-properties fo:margin-left="0.035cm" fo:margin-right="0cm" fo:margin-top="0.035cm" fo:margin-bottom="0cm" loext:contextual-spacing="false" fo:text-align="start" style:justify-single-word="false" fo:text-indent="0cm" style:auto-text-indent="false"/>
    </style:style>
    <style:style style:name="MT1" style:family="text">
      <style:text-properties style:font-name="Cambria" fo:font-size="12pt" style:font-size-asian="12pt"/>
    </style:style>
    <style:style style:name="MT2" style:family="text">
      <style:text-properties style:font-name="Cambria" fo:font-size="12pt" fo:letter-spacing="-0.004cm" style:font-size-asian="12pt"/>
    </style:style>
    <style:style style:name="MT3" style:family="text">
      <style:text-properties style:font-name="Cambria" fo:font-size="12pt" fo:letter-spacing="-0.002cm" style:font-size-asian="12pt"/>
    </style:style>
    <style:style style:name="MT4" style:family="text">
      <style:text-properties fo:font-size="13.5pt" fo:font-weight="bold" style:font-size-asian="13.5pt" style:font-weight-asian="bold"/>
    </style:style>
    <style:style style:name="MT5" style:family="text">
      <style:text-properties fo:font-size="13.5pt" fo:letter-spacing="-0.005cm" fo:font-weight="bold" style:font-size-asian="13.5pt" style:font-weight-asian="bold"/>
    </style:style>
    <style:style style:name="MT6" style:family="text">
      <style:text-properties fo:font-size="13.5pt" fo:letter-spacing="-0.002cm" fo:font-weight="bold" style:font-size-asian="13.5pt" style:font-weight-asian="bold"/>
    </style:style>
    <style:style style:name="MT7" style:family="text">
      <style:text-properties fo:font-size="13.5pt" fo:letter-spacing="-0.007cm" fo:font-weight="bold" style:font-size-asian="13.5pt" style:font-weight-asian="bold"/>
    </style:style>
    <style:style style:name="MT8" style:family="text">
      <style:text-properties fo:font-size="13.5pt" fo:letter-spacing="-0.004cm" fo:font-weight="bold" style:font-size-asian="13.5pt" style:font-weight-asian="bold"/>
    </style:style>
    <style:style style:name="MT9" style:family="text">
      <style:text-properties style:font-name="Cambria" fo:font-size="11pt" fo:font-weight="bold" style:font-size-asian="11pt" style:font-weight-asian="bold"/>
    </style:style>
    <style:style style:name="MT10" style:family="text">
      <style:text-properties style:font-name="Cambria" fo:font-size="11pt" fo:letter-spacing="-0.004cm" fo:font-weight="bold" style:font-size-asian="11pt" style:font-weight-asian="bold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Mgr1" style:family="graphic">
      <style:graphic-properties draw:stroke="none" svg:stroke-width="0cm" draw:fill="solid" draw:fill-color="#4f81bc" draw:textarea-horizontal-align="center" draw:textarea-vertical-align="top" draw:auto-grow-height="false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8cm" fo:margin-bottom="1.605cm" fo:margin-left="1.058cm" fo:margin-right="0.84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3cm" fo:margin-left="0cm" fo:margin-right="0cm" fo:margin-bottom="0.653cm" style:dynamic-spacing="true"/>
      </style:header-style>
      <style:footer-style>
        <style:header-footer-properties fo:min-height="0.335cm" fo:margin-left="0cm" fo:margin-right="0cm" fo:margin-top="0.23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011cm" fo:margin-bottom="1.94cm" fo:margin-left="1.058cm" fo:margin-right="0.84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58cm" fo:margin-bottom="1.605cm" fo:margin-left="1.058cm" fo:margin-right="0.847cm" style:writing-mode="lr-tb" style:layout-grid-color="#c0c0c0" style:layout-grid-lines="257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3cm" fo:margin-left="0cm" fo:margin-right="0cm" fo:margin-bottom="0.653cm" style:dynamic-spacing="true"/>
      </style:header-style>
      <style:footer-style>
        <style:header-footer-properties fo:min-height="0.335cm" fo:margin-left="0cm" fo:margin-right="0cm" fo:margin-top="0.23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text:anchor-type="char" svg:x="1.24cm" svg:y="1.249cm" svg:width="18.72cm" svg:height="0.783cm" draw:z-index="7"><draw:text-box><table:table table:name="Tableau1" table:style-name="Tableau1"><table:table-column table:style-name="Tableau1.A"/><table:table-column table:style-name="Tableau1.B"/><table:table-column table:style-name="Tableau1.C"/><table:table-row table:style-name="Tableau1.1"><table:table-cell table:style-name="Tableau1.A1" office:value-type="string"><text:p text:style-name="Table_20_Paragraph"><text:span text:style-name="MT1">BTS</text:span><text:span text:style-name="MT2"> </text:span><text:span text:style-name="MT1">SIO</text:span><text:span text:style-name="MT3"> </text:span><text:span text:style-name="MT1">1</text:span></text:p></table:table-cell><table:table-cell table:style-name="Tableau1.A1" office:value-type="string"><text:p text:style-name="MP2"><text:span text:style-name="MT4">Cahier</text:span><text:span text:style-name="MT5"> </text:span><text:span text:style-name="MT4">des</text:span><text:span text:style-name="MT6"> </text:span><text:span text:style-name="MT4">charges</text:span><text:span text:style-name="MT6"> </text:span><text:span text:style-name="MT4">pour</text:span><text:span text:style-name="MT7"> </text:span><text:span text:style-name="MT4">un</text:span><text:span text:style-name="MT6"> </text:span><text:span text:style-name="MT4">site</text:span><text:span text:style-name="MT8"> </text:span><text:span text:style-name="MT4">internet</text:span></text:p></table:table-cell><table:table-cell table:style-name="Tableau1.A1" office:value-type="string"><text:p text:style-name="MP3"><text:span text:style-name="MT1">09/11/22</text:span></text:p></table:table-cell></table:table-row></table:table><text:p text:style-name="MP4"/></draw:text-box></draw:frame></text:p>
      </style:header>
      <style:footer>
        <text:p text:style-name="MP1"><draw:rect text:anchor-type="char" draw:z-index="1" draw:style-name="Mgr1" draw:text-style-name="MP5" svg:width="7.372cm" svg:height="0.018cm" svg:x="2.307cm" svg:y="27.965cm"><text:p/></draw:rect><draw:rect text:anchor-type="char" draw:z-index="3" draw:style-name="Mgr1" draw:text-style-name="MP5" svg:width="7.376cm" svg:height="0.018cm" svg:x="11.319cm" svg:y="27.965cm"><text:p/></draw:rect><draw:frame draw:style-name="Mfr1" text:anchor-type="char" svg:x="9.839cm" svg:y="27.707cm" svg:width="1.312cm" svg:height="0.527cm" draw:z-index="5"><draw:text-box><text:p text:style-name="MP6"><text:span text:style-name="MT9">Page</text:span><text:span text:style-name="MT10"> </text:span><text:page-number text:select-page="current">2</text:page-number></text:p></draw:text-box></draw:frame></text:p>
      </style:foot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MP1"><draw:frame draw:style-name="Mfr1" text:anchor-type="char" svg:x="1.24cm" svg:y="1.249cm" svg:width="18.72cm" svg:height="0.783cm" draw:z-index="9"><draw:text-box><table:table table:name="Tableau2" table:style-name="Tableau2"><table:table-column table:style-name="Tableau2.A"/><table:table-column table:style-name="Tableau2.B"/><table:table-column table:style-name="Tableau2.C"/><table:table-row table:style-name="Tableau2.1"><table:table-cell table:style-name="Tableau2.A1" office:value-type="string"><text:p text:style-name="Table_20_Paragraph"><text:span text:style-name="MT1">BTS</text:span><text:span text:style-name="MT2"> </text:span><text:span text:style-name="MT1">SIO</text:span><text:span text:style-name="MT3"> </text:span><text:span text:style-name="MT1">1</text:span></text:p></table:table-cell><table:table-cell table:style-name="Tableau2.A1" office:value-type="string"><text:p text:style-name="MP2"><text:span text:style-name="MT4">Cahier</text:span><text:span text:style-name="MT5"> </text:span><text:span text:style-name="MT4">des</text:span><text:span text:style-name="MT6"> </text:span><text:span text:style-name="MT4">charges</text:span><text:span text:style-name="MT6"> </text:span><text:span text:style-name="MT4">pour</text:span><text:span text:style-name="MT7"> </text:span><text:span text:style-name="MT4">un</text:span><text:span text:style-name="MT6"> </text:span><text:span text:style-name="MT4">site</text:span><text:span text:style-name="MT8"> </text:span><text:span text:style-name="MT4">internet</text:span></text:p></table:table-cell><table:table-cell table:style-name="Tableau2.A1" office:value-type="string"><text:p text:style-name="MP3"><text:span text:style-name="MT1">09/11/22</text:span></text:p></table:table-cell></table:table-row></table:table><text:p text:style-name="MP4"/></draw:text-box></draw:frame></text:p>
      </style:header>
      <style:footer>
        <text:p text:style-name="MP1"><draw:rect text:anchor-type="char" draw:z-index="11" draw:style-name="Mgr1" draw:text-style-name="MP5" svg:width="7.372cm" svg:height="0.018cm" svg:x="2.307cm" svg:y="27.965cm"><text:p/></draw:rect><draw:rect text:anchor-type="char" draw:z-index="17" draw:style-name="Mgr1" draw:text-style-name="MP5" svg:width="7.376cm" svg:height="0.018cm" svg:x="11.319cm" svg:y="27.965cm"><text:p/></draw:rect><draw:frame draw:style-name="Mfr1" text:anchor-type="char" svg:x="9.839cm" svg:y="27.707cm" svg:width="1.312cm" svg:height="0.527cm" draw:z-index="19"><draw:text-box><text:p text:style-name="MP6"><text:span text:style-name="MT9">Page</text:span><text:span text:style-name="MT10"> </text:span><text:page-number text:select-page="current">4</text:page-number></text:p></draw:text-box></draw:frame></text:p>
      </style:footer>
    </style:master-page>
    <style:master-page style:name="Converted2" style:page-layout-name="Mpm3">
      <style:header>
        <text:p text:style-name="MP1"><draw:frame draw:style-name="Mfr1" text:anchor-type="char" svg:x="1.24cm" svg:y="1.249cm" svg:width="18.72cm" svg:height="0.783cm" draw:z-index="12"><draw:text-box><table:table table:name="Tableau3" table:style-name="Tableau3"><table:table-column table:style-name="Tableau3.A"/><table:table-column table:style-name="Tableau3.B"/><table:table-column table:style-name="Tableau3.C"/><table:table-row table:style-name="Tableau3.1"><table:table-cell table:style-name="Tableau3.A1" office:value-type="string"><text:p text:style-name="Table_20_Paragraph"><text:span text:style-name="MT1">BTS</text:span><text:span text:style-name="MT2"> </text:span><text:span text:style-name="MT1">SIO</text:span><text:span text:style-name="MT3"> </text:span><text:span text:style-name="MT1">1</text:span></text:p></table:table-cell><table:table-cell table:style-name="Tableau3.A1" office:value-type="string"><text:p text:style-name="MP2"><text:span text:style-name="MT4">Cahier</text:span><text:span text:style-name="MT5"> </text:span><text:span text:style-name="MT4">des</text:span><text:span text:style-name="MT6"> </text:span><text:span text:style-name="MT4">charges</text:span><text:span text:style-name="MT6"> </text:span><text:span text:style-name="MT4">pour</text:span><text:span text:style-name="MT7"> </text:span><text:span text:style-name="MT4">un</text:span><text:span text:style-name="MT6"> </text:span><text:span text:style-name="MT4">site</text:span><text:span text:style-name="MT8"> </text:span><text:span text:style-name="MT4">internet</text:span></text:p></table:table-cell><table:table-cell table:style-name="Tableau3.A1" office:value-type="string"><text:p text:style-name="MP3"><text:span text:style-name="MT1">09/11/22</text:span></text:p></table:table-cell></table:table-row></table:table><text:p text:style-name="MP4"/></draw:text-box></draw:frame></text:p>
      </style:header>
      <style:footer>
        <text:p text:style-name="MP1"><draw:rect text:anchor-type="char" draw:z-index="20" draw:style-name="Mgr1" draw:text-style-name="MP5" svg:width="7.372cm" svg:height="0.018cm" svg:x="2.307cm" svg:y="27.965cm"><text:p/></draw:rect><draw:rect text:anchor-type="char" draw:z-index="21" draw:style-name="Mgr1" draw:text-style-name="MP5" svg:width="7.376cm" svg:height="0.018cm" svg:x="11.319cm" svg:y="27.965cm"><text:p/></draw:rect><draw:frame draw:style-name="Mfr1" text:anchor-type="char" svg:x="9.839cm" svg:y="27.707cm" svg:width="1.312cm" svg:height="0.527cm" draw:z-index="13"><draw:text-box><text:p text:style-name="MP6"><text:span text:style-name="MT9">Page</text:span><text:span text:style-name="MT10"> </text:span><text:page-number text:select-page="current">5</text:page-number></text:p></draw:text-box></draw:frame></text:p>
      </style:footer>
    </style:master-page>
    <style:master-page style:name="Converted3" style:page-layout-name="Mpm3">
      <style:header>
        <text:p text:style-name="MP1"><draw:frame draw:style-name="Mfr1" text:anchor-type="char" svg:x="1.24cm" svg:y="1.249cm" svg:width="18.72cm" svg:height="0.783cm" draw:z-index="14"><draw:text-box><table:table table:name="Tableau4" table:style-name="Tableau4"><table:table-column table:style-name="Tableau4.A"/><table:table-column table:style-name="Tableau4.B"/><table:table-column table:style-name="Tableau4.C"/><table:table-row table:style-name="Tableau4.1"><table:table-cell table:style-name="Tableau4.A1" office:value-type="string"><text:p text:style-name="Table_20_Paragraph"><text:span text:style-name="MT1">BTS</text:span><text:span text:style-name="MT2"> </text:span><text:span text:style-name="MT1">SIO</text:span><text:span text:style-name="MT3"> </text:span><text:span text:style-name="MT1">1</text:span></text:p></table:table-cell><table:table-cell table:style-name="Tableau4.A1" office:value-type="string"><text:p text:style-name="MP2"><text:span text:style-name="MT4">Cahier</text:span><text:span text:style-name="MT5"> </text:span><text:span text:style-name="MT4">des</text:span><text:span text:style-name="MT6"> </text:span><text:span text:style-name="MT4">charges</text:span><text:span text:style-name="MT6"> </text:span><text:span text:style-name="MT4">pour</text:span><text:span text:style-name="MT7"> </text:span><text:span text:style-name="MT4">un</text:span><text:span text:style-name="MT6"> </text:span><text:span text:style-name="MT4">site</text:span><text:span text:style-name="MT8"> </text:span><text:span text:style-name="MT4">internet</text:span></text:p></table:table-cell><table:table-cell table:style-name="Tableau4.A1" office:value-type="string"><text:p text:style-name="MP3"><text:span text:style-name="MT1">09/11/22</text:span></text:p></table:table-cell></table:table-row></table:table><text:p text:style-name="MP4"/></draw:text-box></draw:frame></text:p>
      </style:header>
      <style:footer>
        <text:p text:style-name="MP1"><draw:rect text:anchor-type="char" draw:z-index="22" draw:style-name="Mgr1" draw:text-style-name="MP5" svg:width="7.372cm" svg:height="0.018cm" svg:x="2.307cm" svg:y="27.965cm"><text:p/></draw:rect><draw:rect text:anchor-type="char" draw:z-index="23" draw:style-name="Mgr1" draw:text-style-name="MP5" svg:width="7.376cm" svg:height="0.018cm" svg:x="11.319cm" svg:y="27.965cm"><text:p/></draw:rect><draw:frame draw:style-name="Mfr1" text:anchor-type="char" svg:x="9.839cm" svg:y="27.707cm" svg:width="1.312cm" svg:height="0.527cm" draw:z-index="15"><draw:text-box><text:p text:style-name="MP6"><text:span text:style-name="MT9">Page</text:span><text:span text:style-name="MT10"> </text:span><text:page-number text:select-page="current">6</text:page-number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céline</meta:initial-creator>
    <meta:creation-date>2023-11-14T09:52:07</meta:creation-date>
    <dc:date>2023-11-14T12:03:10.869000000</dc:date>
    <meta:editing-duration>PT16M33S</meta:editing-duration>
    <meta:generator>LibreOffice/6.4.4.2$Windows_X86_64 LibreOffice_project/3d775be2011f3886db32dfd395a6a6d1ca2630ff</meta:generator>
    <meta:editing-cycles>2</meta:editing-cycles>
    <meta:document-statistic meta:table-count="4" meta:image-count="0" meta:object-count="0" meta:page-count="6" meta:paragraph-count="117" meta:word-count="923" meta:character-count="5352" meta:non-whitespace-character-count="4599"/>
    <meta:user-defined meta:name="AppVersion">12.0000</meta:user-defined>
    <meta:user-defined meta:name="Created" meta:value-type="date">2022-11-09T00:00:00</meta:user-defined>
    <meta:user-defined meta:name="Creator">Microsoft® Office Word 2007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3-11-14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